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.713cm"/>
    </style:style>
    <style:style style:name="co2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6.83cm"/>
    </style:style>
    <style:style style:name="co6" style:family="table-column">
      <style:table-column-properties fo:break-before="auto" style:column-width="7.858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8.8cm"/>
    </style:style>
    <style:style style:name="co9" style:family="table-column">
      <style:table-column-properties fo:break-before="auto" style:column-width="10.493cm"/>
    </style:style>
    <style:style style:name="co10" style:family="table-column">
      <style:table-column-properties fo:break-before="auto" style:column-width="10.465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6.219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4.999cm"/>
    </style:style>
    <style:style style:name="co17" style:family="table-column">
      <style:table-column-properties fo:break-before="auto" style:column-width="7.303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6.108cm"/>
    </style:style>
    <style:style style:name="co20" style:family="table-column">
      <style:table-column-properties fo:break-before="auto" style:column-width="7.08cm"/>
    </style:style>
    <style:style style:name="co21" style:family="table-column">
      <style:table-column-properties fo:break-before="auto" style:column-width="6.747cm"/>
    </style:style>
    <style:style style:name="co22" style:family="table-column">
      <style:table-column-properties fo:break-before="auto" style:column-width="9.133cm"/>
    </style:style>
    <style:style style:name="co23" style:family="table-column">
      <style:table-column-properties fo:break-before="auto" style:column-width="11.382cm"/>
    </style:style>
    <style:style style:name="co24" style:family="table-column">
      <style:table-column-properties fo:break-before="auto" style:column-width="3.918cm"/>
    </style:style>
    <style:style style:name="co25" style:family="table-column">
      <style:table-column-properties fo:break-before="auto" style:column-width="11.964cm"/>
    </style:style>
    <style:style style:name="co26" style:family="table-column">
      <style:table-column-properties fo:break-before="auto" style:column-width="5.97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11cm"/>
    </style:style>
    <style:style style:name="ro2" style:family="table-row">
      <style:table-row-properties style:row-height="0.792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row table:style-name="ro4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Parti de rattachement</text:p>
          </table:table-cell>
          <table:table-cell office:value-type="string">
            <text:p>Groupe parlementaire</text:p>
          </table:table-cell>
          <table:table-cell office:value-type="string">
            <text:p>Source des informations</text:p>
          </table:table-cell>
          <table:table-cell office:value-type="string">
            <text:p>Collaborateur 1 - Nom</text:p>
          </table:table-cell>
          <table:table-cell office:value-type="string">
            <text:p>Collaborateur 1 - Travaille depuis</text:p>
          </table:table-cell>
          <table:table-cell office:value-type="string">
            <text:p>Collaborateur 1 - Lieu de travail</text:p>
          </table:table-cell>
          <table:table-cell office:value-type="string">
            <text:p>Collaborateur 1 - Lien familial</text:p>
          </table:table-cell>
          <table:table-cell office:value-type="string">
            <text:p>Collaborateur 1 - Suppléant</text:p>
          </table:table-cell>
          <table:table-cell office:value-type="string">
            <text:p>Collaborateur 2 - Nom</text:p>
          </table:table-cell>
          <table:table-cell office:value-type="string">
            <text:p>Collaborateur 2 - Travaille depuis</text:p>
          </table:table-cell>
          <table:table-cell office:value-type="string">
            <text:p>Collaborateur 2 - Lieu de travail</text:p>
          </table:table-cell>
          <table:table-cell office:value-type="string">
            <text:p>Collaborateur 2 - Lien familial</text:p>
          </table:table-cell>
          <table:table-cell office:value-type="string">
            <text:p>Collaborateur 2 - Suppléant</text:p>
          </table:table-cell>
          <table:table-cell office:value-type="string">
            <text:p>Collaborateur 3 - Nom</text:p>
          </table:table-cell>
          <table:table-cell office:value-type="string">
            <text:p>Collaborateur 3 - Travaille depuis</text:p>
          </table:table-cell>
          <table:table-cell office:value-type="string">
            <text:p>Collaborateur 3 - Lieu de travail</text:p>
          </table:table-cell>
          <table:table-cell office:value-type="string">
            <text:p>Collaborateur 3 - Lien familial</text:p>
          </table:table-cell>
          <table:table-cell office:value-type="string">
            <text:p>Collaborateur 3 - Suppléant</text:p>
          </table:table-cell>
          <table:table-cell office:value-type="string">
            <text:p>Collaborateur 4 - Nom</text:p>
          </table:table-cell>
          <table:table-cell office:value-type="string">
            <text:p>Collaborateur 4 - Travaille depuis</text:p>
          </table:table-cell>
          <table:table-cell office:value-type="string">
            <text:p>Collaborateur 4 - Lieu de travail</text:p>
          </table:table-cell>
          <table:table-cell office:value-type="string">
            <text:p>Collaborateur 4 - Lien familial</text:p>
          </table:table-cell>
          <table:table-cell office:value-type="string">
            <text:p>Collaborateur 4 - Suppléant</text:p>
          </table:table-cell>
          <table:table-cell office:value-type="string">
            <text:p>Collaborateur 5 - Nom</text:p>
          </table:table-cell>
          <table:table-cell office:value-type="string">
            <text:p>Collaborateur 5 - Travaille depuis</text:p>
          </table:table-cell>
          <table:table-cell office:value-type="string">
            <text:p>Collaborateur 5 - Lieu de travail</text:p>
          </table:table-cell>
          <table:table-cell office:value-type="string">
            <text:p>Collaborateur 5 - Lien familial</text:p>
          </table:table-cell>
          <table:table-cell office:value-type="string">
            <text:p>Collaborateur 5 - Suppléant</text:p>
          </table:table-cell>
          <table:table-cell office:value-type="string">
            <text:p>Collaborateur 6 - Nom</text:p>
          </table:table-cell>
          <table:table-cell office:value-type="string">
            <text:p>Collaborateur 6 - Travaille depuis</text:p>
          </table:table-cell>
          <table:table-cell office:value-type="string">
            <text:p>Collaborateur 6 - Lieu de travail</text:p>
          </table:table-cell>
          <table:table-cell office:value-type="string">
            <text:p>Collaborateur 6 - Lien familial</text:p>
          </table:table-cell>
          <table:table-cell office:value-type="string">
            <text:p>Collaborateur 6 - Suppléant</text:p>
          </table:table-cell>
          <table:table-cell office:value-type="string">
            <text:p>Collaborateur 7 - Nom</text:p>
          </table:table-cell>
          <table:table-cell office:value-type="string">
            <text:p>Collaborateur 7 - Travaille depuis</text:p>
          </table:table-cell>
          <table:table-cell office:value-type="string">
            <text:p>Collaborateur 7 - Lieu de travail</text:p>
          </table:table-cell>
          <table:table-cell office:value-type="string">
            <text:p>Collaborateur 7 - Lien familial</text:p>
          </table:table-cell>
          <table:table-cell office:value-type="string">
            <text:p>Collaborateur 7 - Suppléant</text:p>
          </table:table-cell>
          <table:table-cell office:value-type="string">
            <text:p>Collaborateur 8 - Nom</text:p>
          </table:table-cell>
          <table:table-cell office:value-type="string">
            <text:p>Collaborateur 8 - Travaille depuis</text:p>
          </table:table-cell>
          <table:table-cell office:value-type="string">
            <text:p>Collaborateur 8 - Lieu de travail</text:p>
          </table:table-cell>
          <table:table-cell office:value-type="string">
            <text:p>Collaborateur 8 - Lien familial</text:p>
          </table:table-cell>
          <table:table-cell office:value-type="string">
            <text:p>Collaborateur 8 - Suppléant</text:p>
          </table:table-cell>
          <table:table-cell office:value-type="string">
            <text:p>Nombre de collaborateurs</text:p>
          </table:table-cell>
          <table:table-cell office:value-type="string">
            <text:p>Nombre de liens familiaux établis</text:p>
          </table:table-cell>
          <table:table-cell office:value-type="string">
            <text:p>Vote sur les lois transparence</text:p>
          </table:table-cell>
        </table:table-row>
        <table:table-row table:style-name="ro4">
          <table:table-cell office:value-type="string">
            <text:p>Ballay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n Faucher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Heideri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arine Attou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4 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cquet</text:p>
          </table:table-cell>
          <table:table-cell office:value-type="string">
            <text:p>Alain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arole Dugn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Vauthe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Post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lmette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GELLY-PERBELLINI</text:p>
          </table:table-cell>
          <table:table-cell office:value-type="string">
            <text:p>déc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DUBOURG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MIRAL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rétien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Bre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nny Cai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Molliard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Nicolas Jandeaux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laeys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nessa Rouss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M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Mour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Agg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é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Bl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ine Crau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Denat Pinc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Ludovic Bal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s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 Lathali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thieu Beauvarlet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ïc Morin</text:p>
          </table:table-cell>
          <table:table-cell office:value-type="float" office:value="2013">
            <text:p>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boeuf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écile P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ombes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Fargeas-Lar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leix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eneviève Gine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Vo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rge Pradi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ay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sau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autier Bern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Blin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ervé Séro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hilippon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ty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liane Donn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Pil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 Chavia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Charru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yne-Bressan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aétan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Patra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d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tienne Rode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ean-Maurice Fayemen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Audouz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ss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bastien Saint-Past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ey-Go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O'Keef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ugueno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on Sugueno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36"/>
          <table:table-cell table:number-columns-repeated="2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ourret</text:p>
          </table:table-cell>
          <table:table-cell office:value-type="string">
            <text:p>Alain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François AMORIM MACHADO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erge COUASN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PICHON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c ANDREU SABAT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chelay</text:p>
          </table:table-cell>
          <table:table-cell office:value-type="string">
            <text:p>Alex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Bernier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t Noël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Lavandon</text:p>
          </table:table-cell>
          <table:table-cell office:value-type="string">
            <text:p>déc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ohamed Mebarki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e-Jeanne</text:p>
          </table:table-cell>
          <table:table-cell office:value-type="string">
            <text:p>Alfred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Nadine Nacit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ichel Ragal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Mi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ssaigne</text:p>
          </table:table-cell>
          <table:table-cell office:value-type="string">
            <text:p>André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Corinne Ould'ameu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noit Pidou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in Brugerolles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Courtia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ntini</text:p>
          </table:table-cell>
          <table:table-cell office:value-type="string">
            <text:p>André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Guillaume DE STORDEUR</text:p>
          </table:table-cell>
          <table:table-cell office:value-type="string">
            <text:p>17 déc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émy Coste</text:p>
          </table:table-cell>
          <table:table-cell office:value-type="string">
            <text:p>19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hneider</text:p>
          </table:table-cell>
          <table:table-cell office:value-type="string">
            <text:p>Andr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Hulne</text:p>
          </table:table-cell>
          <table:table-cell office:value-type="string">
            <text:p>16 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Knoeller</text:p>
          </table:table-cell>
          <table:table-cell office:value-type="string">
            <text:p>27 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Caure Le Graet</text:p>
          </table:table-cell>
          <table:table-cell office:value-type="string">
            <text:p>2 mars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ng</text:p>
          </table:table-cell>
          <table:table-cell office:value-type="string">
            <text:p>Anne-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enjamin Rat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n Saming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Jeand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four-Tonini</text:p>
          </table:table-cell>
          <table:table-cell office:value-type="string">
            <text:p>Anne-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 Sen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rizz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ev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r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Chala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Gillard-Lascaux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Dain</text:p>
          </table:table-cell>
          <table:table-cell office:value-type="string">
            <text:p>Anne-Yvo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ine El-Khat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Baptiste Frontz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Tubian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Loch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 LOZACHMEUR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a Fily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uénaëlle Lauden</text:p>
          </table:table-cell>
          <table:table-cell office:value-type="string">
            <text:p>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 DUBUET-ROUTIER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petit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Chrét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Gesqu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a Khoshk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nevard</text:p>
          </table:table-cell>
          <table:table-cell office:value-type="string">
            <text:p>An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s Clau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mien Jo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Neyreneuf-Thibier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Houerou</text:p>
          </table:table-cell>
          <table:table-cell office:value-type="string">
            <text:p>Ann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olette LE MERR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y Cozic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ESIN PI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ise Haffen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erth</text:p>
          </table:table-cell>
          <table:table-cell office:value-type="string">
            <text:p>Anto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ylvie Leonhart 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Deblir</text:p>
          </table:table-cell>
          <table:table-cell office:value-type="string">
            <text:p>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 Hamm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rosskost</text:p>
          </table:table-cell>
          <table:table-cell office:value-type="string">
            <text:p>Arl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Éliane Bong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Leb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Dev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mel Chaba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roy</text:p>
          </table:table-cell>
          <table:table-cell office:value-type="string">
            <text:p>Ar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unia Mou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u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ouchra Omar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ichard</text:p>
          </table:table-cell>
          <table:table-cell office:value-type="string">
            <text:p>Arnaud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Hélène Brioix-Fe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Halloss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Antonin B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inet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-Alexandre Vesper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ann Vell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ala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uiseppina Benel</text:p>
          </table:table-cell>
          <table:table-cell office:value-type="string">
            <text:p>15/9/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 Carriere</text:p>
          </table:table-cell>
          <table:table-cell office:value-type="string">
            <text:p>1er février 2016</text:p>
          </table:table-cell>
          <table:table-cell office:value-type="string">
            <text:p>Circonscription</text:p>
          </table:table-cell>
          <table:table-cell office:value-type="string">
            <text:p>Cousin au 5e degré</text:p>
          </table:table-cell>
          <table:table-cell/>
          <table:table-cell office:value-type="string">
            <text:p>Thomas Urquijo</text:p>
          </table:table-cell>
          <table:table-cell office:value-type="string">
            <text:p>1/2/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aroline Bonnal</text:p>
          </table:table-cell>
          <table:table-cell office:value-type="string">
            <text:p>7/3/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halus</text:p>
          </table:table-cell>
          <table:table-cell office:value-type="string">
            <text:p>Ary</text:p>
          </table:table-cell>
          <table:table-cell office:value-type="string">
            <text:p>Guadeloupe unie Socialisme et réalités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Nathalia Chalu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eddy Bernad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uddy Blon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ub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tte Gourdine-Bacho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inkenheld</text:p>
          </table:table-cell>
          <table:table-cell office:value-type="string">
            <text:p>Audre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élissa Me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Augier de Laj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Wycka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Bou S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ilippetti</text:p>
          </table:table-cell>
          <table:table-cell office:value-type="string">
            <text:p>Auré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t Bert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éa Beh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Nor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niatowski</text:p>
          </table:table-cell>
          <table:table-cell office:value-type="string">
            <text:p>Ax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elphine Bo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antal Chopinet-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Von Euw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magnan</text:p>
          </table:table-cell>
          <table:table-cell office:value-type="string">
            <text:p>Barba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oline Tat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Serr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nin Descham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Descomb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èle Legros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ntais</text:p>
          </table:table-cell>
          <table:table-cell office:value-type="string">
            <text:p>Béat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rançois-Emmanuel Che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oïse Chemin-No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élix Debern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Santa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 Jan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pparu</text:p>
          </table:table-cell>
          <table:table-cell office:value-type="string">
            <text:p>Benois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ugustin Delav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Zélia Arab-Ces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se Magn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mon</text:p>
          </table:table-cell>
          <table:table-cell office:value-type="string">
            <text:p>Benoî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oseph Ghar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Restegh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Pant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letti</text:p>
          </table:table-cell>
          <table:table-cell office:value-type="string">
            <text:p>Bérengè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lse Josep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M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Au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Pierre So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a Rouss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clais</text:p>
          </table:table-cell>
          <table:table-cell office:value-type="string">
            <text:p>Bernad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 Rieu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Baptiste Boulang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velyne Capell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Laforgue</text:p>
          </table:table-cell>
          <table:table-cell office:value-type="string">
            <text:p>2012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ccoyer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-Éric Carbo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andrine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u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élix De Buj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Reicher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ochan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-Hervé Bou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Po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ro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bré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Deflessell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flesselle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atricia Deflessell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érar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ude Apperc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avedr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Len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ay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sterlin</text:p>
          </table:table-cell>
          <table:table-cell office:value-type="string">
            <text:p>Bern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Claude Appercel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Lavedrin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Ray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Simon Boileau</text:p>
          </table:table-cell>
          <table:table-cell office:value-type="string">
            <text:p>mai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Lenain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rrut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Irène Ro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Perru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igitte Trambou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agn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è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velyne Destrem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ristophe Aubr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ncher</text:p>
          </table:table-cell>
          <table:table-cell office:value-type="string">
            <text:p>Bertrand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Alice Benard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brina Jarroir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athe Collin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-Alexis Antetomaso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ERVEILLE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id</text:p>
          </table:table-cell>
          <table:table-cell office:value-type="string">
            <text:p>Boinal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Zaitouni Ali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Zaïna Assan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Soiphiat Bacar YOUSSOUF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utihani YMAMOU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llain</text:p>
          </table:table-cell>
          <table:table-cell office:value-type="string">
            <text:p>Brigitt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Kamel DEMBR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THERY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lde BOEUF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rguignon</text:p>
          </table:table-cell>
          <table:table-cell office:value-type="string">
            <text:p>Brigi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Lacab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audra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ia Lo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utr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Maire</text:p>
          </table:table-cell>
          <table:table-cell office:value-type="string">
            <text:p>Bru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Margueri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Dan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Sienzon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zerot</text:p>
          </table:table-cell>
          <table:table-cell office:value-type="string">
            <text:p>Bruno Nestor</text:p>
          </table:table-cell>
          <table:table-cell office:value-type="string">
            <text:p>Mouvement Initiative populair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Annabelle Zampa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arzyna Tims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Buffa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Rocca Serra</text:p>
          </table:table-cell>
          <table:table-cell office:value-type="string">
            <text:p>Cami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iliane de Rocca Serra</text:p>
          </table:table-cell>
          <table:table-cell table:number-columns-repeated="2" office:value-type="string">
            <text:p>?</text:p>
          </table:table-cell>
          <table:table-cell office:value-type="string">
            <text:p>Parente éloignée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Casano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Costant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-Bernard Vellutin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lga</text:p>
          </table:table-cell>
          <table:table-cell office:value-type="string">
            <text:p>Car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imon Viguer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 S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az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Luc Picard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aubati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naud Bouleste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Godri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Puh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Valad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utell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Gode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ôme Picaud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téphanie Charreau Grandcoing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Montañola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arton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morton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aïk Lesbats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ou AZAIS</text:p>
          </table:table-cell>
          <table:table-cell office:value-type="string">
            <text:p>mai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 Grycza</text:p>
          </table:table-cell>
          <table:table-cell office:value-type="string">
            <text:p>avril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niel Molina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ichka Lingerat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Quéré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enri Jal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Yves Quéré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Pascal Couri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roallic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Hoy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Cha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Cab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Tre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utrin</text:p>
          </table:table-cell>
          <table:table-cell office:value-type="string">
            <text:p>Cathe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arisse La Fon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kaël Le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x Dutho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Cheva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flot</text:p>
          </table:table-cell>
          <table:table-cell office:value-type="string">
            <text:p>Céci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Dounia W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Tonde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Bizi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ntermaier</text:p>
          </table:table-cell>
          <table:table-cell office:value-type="string">
            <text:p>Céc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Josèphe C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Kerle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ei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J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Mazui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tt</text:p>
          </table:table-cell>
          <table:table-cell office:value-type="string">
            <text:p>Céles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ernadette Let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 Staub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Kevin Kac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Kirchman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erthelot</text:p>
          </table:table-cell>
          <table:table-cell office:value-type="string">
            <text:p>Chantal</text:p>
          </table:table-cell>
          <table:table-cell office:value-type="string">
            <text:p>Parti socialiste guyan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les François-dit-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Bel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Luc Reque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ttet</text:p>
          </table:table-cell>
          <table:table-cell office:value-type="string">
            <text:p>Chant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?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kaël Le Res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? Espinasse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 Courson</text:p>
          </table:table-cell>
          <table:table-cell office:value-type="string">
            <text:p>Charle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Mirgodin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Lagass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 Dominjon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tma Gouasmia</text:p>
          </table:table-cell>
          <table:table-cell office:value-type="string">
            <text:p>février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and</text:p>
          </table:table-cell>
          <table:table-cell office:value-type="string">
            <text:p>septembre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La Verpillière</text:p>
          </table:table-cell>
          <table:table-cell office:value-type="string">
            <text:p>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élène de La Verpilli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bine V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wige Lafayolle de La Bruyè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nesy</text:p>
          </table:table-cell>
          <table:table-cell office:value-type="string">
            <text:p>Charles-An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osé Ammend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Larbou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iquett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hirouni</text:p>
          </table:table-cell>
          <table:table-cell office:value-type="string">
            <text:p>Chaynes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ric Gran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omas Fleury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na Toussaint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rles Thomassin</text:p>
          </table:table-cell>
          <table:table-cell office:value-type="string">
            <text:p>février 2016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ssaf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mand Riv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ash Saeidi Akbarzade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Labrouss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ta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eorges Labo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rine Delett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Ovart-Bara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anquev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Co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Font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o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émy Ramos-Lamoi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tin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Doui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Nico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Jacob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inn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Lavenk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Bé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Hajz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Pat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ert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éatrice Chavinier Bo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Paysse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em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ul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isabeth Ancourt-Ne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Red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Aou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ires Beaune</text:p>
          </table:table-cell>
          <table:table-cell office:value-type="string">
            <text:p>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érôme Petit</text:p>
          </table:table-cell>
          <table:table-cell office:value-type="string">
            <text:p>1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mien Baldy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lette Soulfour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umas</text:p>
          </table:table-cell>
          <table:table-cell office:value-type="string">
            <text:p>novembre 2016</text:p>
          </table:table-cell>
          <table:table-cell office:value-type="string">
            <text:p>Circonscription (4h/semaine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rgel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anne Darm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autr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illon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n Renault</text:p>
          </table:table-cell>
          <table:table-cell office:value-type="float" office:value="2015">
            <text:p>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Cyril Blondel</text:p>
          </table:table-cell>
          <table:table-cell office:value-type="string">
            <text:p>2007 (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Guillaume Coutey</text:p>
          </table:table-cell>
          <table:table-cell office:value-type="string">
            <text:p>2007 (temps 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élanie Boulanger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Hélène Boutinaud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esche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olaine Traj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aviau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staner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brice Trouvé</text:p>
          </table:table-cell>
          <table:table-cell office:value-type="string">
            <text:p>1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Marc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élène Triantafillos</text:p>
          </table:table-cell>
          <table:table-cell office:value-type="string">
            <text:p>1 déc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ément Pinte</text:p>
          </table:table-cell>
          <table:table-cell office:value-type="string">
            <text:p>15 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v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ja Flan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Barai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Apparu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lila B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illotea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alérie Ambro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Cruz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éon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jémila Dup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Deulc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Derid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nès Duchê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Th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Probin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remat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avana Livardjani</text:p>
          </table:table-cell>
          <table:table-cell office:value-type="string">
            <text:p>1er 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 Lepesqueux</text:p>
          </table:table-cell>
          <table:table-cell office:value-type="string">
            <text:p>9 mai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èle Mortier</text:p>
          </table:table-cell>
          <table:table-cell office:value-type="string">
            <text:p>1er novem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io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<text:tab/>Lehued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ophie Brongn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érôme Fr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rtolone</text:p>
          </table:table-cell>
          <table:table-cell office:value-type="string">
            <text:p>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nes Homm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toumata Sow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happott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Ganay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ine Go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ato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stasia Goetsch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Madi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asguen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Olivier Goasgue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oséphine de Beaucor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Cop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e-Annie Buh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reff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Lemar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Arno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turni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ephane Jeange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a D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Lazar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Quie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hmid</text:p>
          </table:table-cell>
          <table:table-cell office:value-type="string">
            <text:p>Claud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organe Vill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Schmi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apdeviell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Pa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Ouraou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nglad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Dominique Chai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ou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tte Nev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cuey</text:p>
          </table:table-cell>
          <table:table-cell office:value-type="string">
            <text:p>Conchi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nièle Kiban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Ducasse Re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uy Maruejouls-Beno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Erhel</text:p>
          </table:table-cell>
          <table:table-cell office:value-type="string">
            <text:p>Cori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ndrine Richard-Larvor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udy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onel Bianquis</text:p>
          </table:table-cell>
          <table:table-cell office:value-type="string">
            <text:p>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bad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rnard 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ody Mock-Gr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Benay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slot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 Po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ette 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n Bouc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n Ros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isserie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Xavier Boeuf</text:p>
          </table:table-cell>
          <table:table-cell office:value-type="string">
            <text:p>1 décem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grange-Boisserie</text:p>
          </table:table-cell>
          <table:table-cell office:value-type="string">
            <text:p>15 avril 2003</text:p>
          </table:table-cell>
          <table:table-cell office:value-type="string">
            <text:p>Circonscription</text:p>
          </table:table-cell>
          <table:table-cell office:value-type="string">
            <text:p>Devenue épouse depuis 2015</text:p>
          </table:table-cell>
          <table:table-cell/>
          <table:table-cell office:value-type="string">
            <text:p>Pierre Tissier</text:p>
          </table:table-cell>
          <table:table-cell office:value-type="string">
            <text:p>2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nny Brandao</text:p>
          </table:table-cell>
          <table:table-cell office:value-type="string">
            <text:p>1 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squelle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alie du Rep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Lon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y-France Mart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ibbes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novefa E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arbe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Xavier Binv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ldberg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ncent Nguyen Van Ha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lissa Youssou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tifa Bezzaouya-Cot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ussouf Sib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illant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dji AHOUDIA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VOUHE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roi</text:p>
          </table:table-cell>
          <table:table-cell office:value-type="string">
            <text:p>Dani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Hélène Re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Sagasp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Guerrien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met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le Ga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Fourn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Mor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uillet</text:p>
          </table:table-cell>
          <table:table-cell office:value-type="string">
            <text:p>Davi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ophie Simon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Carrar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bib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vid Duizi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Pain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sey Dear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tho</text:p>
          </table:table-cell>
          <table:table-cell office:value-type="string">
            <text:p>Delph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Gaut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ès Jouannet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Juin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pin</text:p>
          </table:table-cell>
          <table:table-cell office:value-type="string">
            <text:p>Denis</text:p>
          </table:table-cell>
          <table:table-cell office:value-type="string">
            <text:p>Parti socialist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Catherine Hurtut</text:p>
          </table:table-cell>
          <table:table-cell office:value-type="string">
            <text:p>9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Roumet</text:p>
          </table:table-cell>
          <table:table-cell office:value-type="string">
            <text:p>16 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acquat</text:p>
          </table:table-cell>
          <table:table-cell office:value-type="string">
            <text:p>Den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rbara Schmitt</text:p>
          </table:table-cell>
          <table:table-cell office:value-type="float" office:value="2004">
            <text:p>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lette Pergent</text:p>
          </table:table-cell>
          <table:table-cell office:value-type="float" office:value="1998">
            <text:p>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tte Fauvet</text:p>
          </table:table-cell>
          <table:table-cell office:value-type="float" office:value="1996">
            <text:p>199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Ho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Cespedes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iliard</text:p>
          </table:table-cell>
          <table:table-cell office:value-type="string">
            <text:p>Deny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Gac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alsa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Rousse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Quentin</text:p>
          </table:table-cell>
          <table:table-cell office:value-type="string">
            <text:p>Did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Pierre Quent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Didier Dudrouil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inieri</text:p>
          </table:table-cell>
          <table:table-cell office:value-type="string">
            <text:p>Di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Milan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Luya</text:p>
          </table:table-cell>
          <table:table-cell office:value-type="string">
            <text:p>février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Yannacopoulos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y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Zappia</text:p>
          </table:table-cell>
          <table:table-cell office:value-type="string">
            <text:p>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ert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ezi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e Lay-Felz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welle Dribi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ssereau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Jarno-Dalb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Pata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Vedr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Seg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uvel</text:p>
          </table:table-cell>
          <table:table-cell office:value-type="string">
            <text:p>Dominiqu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ophie Chauve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Caroline Lefebv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enice Mottelay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Hugues Toussain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ord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Isabelle Lannes-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Gru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ille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Mèner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Le 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is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G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arles Gre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febvre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oël Motyl</text:p>
          </table:table-cell>
          <table:table-cell office:value-type="string">
            <text:p>1er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ctorien Lachas</text:p>
          </table:table-cell>
          <table:table-cell office:value-type="string">
            <text:p>1er 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orinne Pichon</text:p>
          </table:table-cell>
          <table:table-cell office:value-type="string">
            <text:p>1er mai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Nachury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Yvette P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Esn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Do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rliac</text:p>
          </table:table-cell>
          <table:table-cell office:value-type="string">
            <text:p>Dominiqu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Bernard Choule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Guillaume Bal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utt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tier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halie Hameau-Kinderstut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Ton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Lecl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Rihm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aimbourg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Coutan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Renaudinea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Panhaleux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Quéré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ian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ABONNEL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ricout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Galti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Le Chenadec</text:p>
          </table:table-cell>
          <table:table-cell office:value-type="string">
            <text:p>juillet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eugneau</text:p>
          </table:table-cell>
          <table:table-cell office:value-type="string">
            <text:p>Edi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verine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Lavan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Quiquan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hilippe</text:p>
          </table:table-cell>
          <table:table-cell office:value-type="string">
            <text:p>E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émence 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Rui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Mich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urtial</text:p>
          </table:table-cell>
          <table:table-cell office:value-type="string">
            <text:p>É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imone Tom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ar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Taver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Locatell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han Cypel</text:p>
          </table:table-cell>
          <table:table-cell office:value-type="string">
            <text:p>Eduardo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an-Philippe Calmus</text:p>
          </table:table-cell>
          <table:table-cell office:value-type="string">
            <text:p>1 octo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anguy Hergibo</text:p>
          </table:table-cell>
          <table:table-cell office:value-type="string">
            <text:p>1 mars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nnah Halimi</text:p>
          </table:table-cell>
          <table:table-cell office:value-type="string">
            <text:p>11 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Perrotin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boud</text:p>
          </table:table-cell>
          <table:table-cell office:value-type="string">
            <text:p>É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 Gras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Michel Aboud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Nathalie Bart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émie Ferreira Lima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Veillith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chon</text:p>
          </table:table-cell>
          <table:table-cell office:value-type="string">
            <text:p>E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ophie Romei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ziane Rezki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lément Lauer</text:p>
          </table:table-cell>
          <table:table-cell office:value-type="string">
            <text:p>mars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igou</text:p>
          </table:table-cell>
          <table:table-cell office:value-type="string">
            <text:p>É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oudha Fao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ëva Boi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Girar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Houssin-Lam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éhier</text:p>
          </table:table-cell>
          <table:table-cell office:value-type="string">
            <text:p>Eme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phaël Va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Pl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lepp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auzet</text:p>
          </table:table-cell>
          <table:table-cell office:value-type="string">
            <text:p>Éric</text:p>
          </table:table-cell>
          <table:table-cell office:value-type="string">
            <text:p>EELV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ervé Gro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Travagl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riedman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iotti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acha Destou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ette Moe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e Cel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Velayou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tz Velayou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kouby</text:p>
          </table:table-cell>
          <table:table-cell office:value-type="string">
            <text:p>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Farrug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Stoclin-M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ine R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alton</text:p>
          </table:table-cell>
          <table:table-cell office:value-type="string">
            <text:p>Éric</text:p>
          </table:table-cell>
          <table:table-cell office:value-type="string">
            <text:p>Parti communiste guadeloupéen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Sittler-Ledri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e Steph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Schreib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traumann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ristian Klin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Pavlinic-Zech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Dryl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oerth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noëll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Her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Lon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inet</text:p>
          </table:table-cell>
          <table:table-cell office:value-type="string">
            <text:p>Erw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eïla Tournier-Mezazig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Sca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an Cirouss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s</text:p>
          </table:table-cell>
          <table:table-cell office:value-type="string">
            <text:p>Eva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toine Alibert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ami Adili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éonore Piot</text:p>
          </table:table-cell>
          <table:table-cell office:value-type="string">
            <text:p>aoû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dier</text:p>
          </table:table-cell>
          <table:table-cell office:value-type="string">
            <text:p>Fab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enaelle Thi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er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mbre Coste</text:p>
          </table:table-cell>
          <table:table-cell office:value-type="string">
            <text:p>Fann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ine Hernandez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ussein Bourg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Labouyrie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remy Perez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iré</text:p>
          </table:table-cell>
          <table:table-cell office:value-type="string">
            <text:p>Fern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éphane Pagè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alie Siré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vine Ber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Lie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loren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axime Martinaggi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launay</text:p>
          </table:table-cell>
          <table:table-cell office:value-type="string">
            <text:p>Flo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gali VALIORGUE</text:p>
          </table:table-cell>
          <table:table-cell office:value-type="string">
            <text:p>22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atrick DORVILLE</text:p>
          </table:table-cell>
          <table:table-cell office:value-type="string">
            <text:p>1er 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ionel Duthil</text:p>
          </table:table-cell>
          <table:table-cell office:value-type="string">
            <text:p>1er 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Galbert</text:p>
          </table:table-cell>
          <table:table-cell office:value-type="string">
            <text:p>1er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dié</text:p>
          </table:table-cell>
          <table:table-cell office:value-type="string">
            <text:p>Flo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ptiste Rousseau</text:p>
          </table:table-cell>
          <table:table-cell office:value-type="string">
            <text:p>22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énédicte Brait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amouroux</text:p>
          </table:table-cell>
          <table:table-cell office:value-type="string">
            <text:p>16 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nis Sirdey</text:p>
          </table:table-cell>
          <table:table-cell office:value-type="string">
            <text:p>1er juille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illmey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artine Dsiurd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Hillmeyer</text:p>
          </table:table-cell>
          <table:table-cell table:number-columns-repeated="2" office:value-type="string">
            <text:p>?</text:p>
          </table:table-cell>
          <table:table-cell office:value-type="string">
            <text:p>Petite-fille</text:p>
          </table:table-cell>
          <table:table-cell/>
          <table:table-cell office:value-type="string">
            <text:p>Catherine Hust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ercam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Eric Delben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entine Vercam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bine Nouque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nie Tiberghie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lard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Duché</text:p>
          </table:table-cell>
          <table:table-cell office:value-type="string">
            <text:p>septembre 2002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Etienne COUQUEBERG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Alexandre Huau-Armani</text:p>
          </table:table-cell>
          <table:table-cell office:value-type="string">
            <text:p>août 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lin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anique Marl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rd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Sébastien Couv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ier</text:p>
          </table:table-cell>
          <table:table-cell office:value-type="string">
            <text:p>Fran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Anne-Laure Ponç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Tail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anf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Be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ester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Ve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Per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ndré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elphine ROLLAN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ain Le Moal</text:p>
          </table:table-cell>
          <table:table-cell office:value-type="string">
            <text:p>1er juillet 2012</text:p>
          </table:table-cell>
          <table:table-cell office:value-type="string">
            <text:p>Circonscription (40%)</text:p>
          </table:table-cell>
          <table:table-cell office:value-type="string">
            <text:p>Non</text:p>
          </table:table-cell>
          <table:table-cell/>
          <table:table-cell office:value-type="string">
            <text:p>Julien Cahu</text:p>
          </table:table-cell>
          <table:table-cell office:value-type="string">
            <text:p>1er 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sensi</text:p>
          </table:table-cell>
          <table:table-cell office:value-type="string">
            <text:p>François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Aline Pineau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s Mazade</text:p>
          </table:table-cell>
          <table:table-cell office:value-type="string">
            <text:p>nov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lexandre Tange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nut-Gentille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Perard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tienne Marasi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3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Mazières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abienne Vittot</text:p>
          </table:table-cell>
          <table:table-cell office:value-type="string">
            <text:p>mai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ampel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Rug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Falourd-Le Déan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-Marie Labbé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cile Bi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aphaëlle Ndaw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Lecler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urielle Isabelle Le Bacco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alima Menhoudj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ill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Faguer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avien Ka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ylan Fi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ncle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athalie Bellevin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maïl Chibane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Aubé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yril Buffet</text:p>
          </table:table-cell>
          <table:table-cell office:value-type="string">
            <text:p>juin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upponi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trick M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Taravel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ude Ch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Panz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chebloine</text:p>
          </table:table-cell>
          <table:table-cell office:value-type="string">
            <text:p>Françoi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mmanuel Mandon</text:p>
          </table:table-cell>
          <table:table-cell office:value-type="string">
            <text:p>13 juin 198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le Le Calvez</text:p>
          </table:table-cell>
          <table:table-cell office:value-type="string">
            <text:p>27 juin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Thérèse Giry</text:p>
          </table:table-cell>
          <table:table-cell office:value-type="string">
            <text:p>1er 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uffery</text:p>
          </table:table-cell>
          <table:table-cell office:value-type="string">
            <text:p>1er janvier 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Trojanowski</text:p>
          </table:table-cell>
          <table:table-cell office:value-type="string">
            <text:p>1er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ellier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e Deleuil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ristophe Durand</text:p>
          </table:table-cell>
          <table:table-cell office:value-type="string">
            <text:p>?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Julien Scellier</text:p>
          </table:table-cell>
          <table:table-cell office:value-type="float" office:value="2002">
            <text:p>2002</text:p>
          </table:table-cell>
          <table:table-cell office:value-type="string">
            <text:p>Circonscription (temps partiel)</text:p>
          </table:table-cell>
          <table:table-cell office:value-type="string">
            <text:p>Fils</text:p>
          </table:table-cell>
          <table:table-cell/>
          <table:table-cell office:value-type="string">
            <text:p>Etiennette Le Bech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anns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 Clau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Vanderschae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Humbl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bert</text:p>
          </table:table-cell>
          <table:table-cell office:value-type="string">
            <text:p>François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jorie Hagobian-Mazille</text:p>
          </table:table-cell>
          <table:table-cell table:number-columns-repeated="2" office:value-type="string">
            <text:p>?</text:p>
          </table:table-cell>
          <table:table-cell office:value-type="string">
            <text:p>Femme</text:p>
          </table:table-cell>
          <table:table-cell/>
          <table:table-cell office:value-type="string">
            <text:p>Francois-Xavier R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<text:tab/>Decou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llain</text:p>
          </table:table-cell>
          <table:table-cell office:value-type="string">
            <text:p>François-Xavier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Lysiane Cach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Dro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Charles Villai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scamps-Crosnier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oris Veno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riss Jawad</text:p>
          </table:table-cell>
          <table:table-cell office:value-type="string">
            <text:p>févr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indy Veillard</text:p>
          </table:table-cell>
          <table:table-cell office:value-type="string">
            <text:p>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oi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hierry Edou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Gar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na Poir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a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ukaïna Ben Jaaf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aud Le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m Rouss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égot</text:p>
          </table:table-cell>
          <table:table-cell office:value-type="string">
            <text:p>Franço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tine Cha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Laplace-Fi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La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mbert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STEROSTE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le SERAFI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 POUVILLO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Epoux</text:p>
          </table:table-cell>
          <table:table-cell/>
          <table:table-cell office:value-type="string">
            <text:p>Sébastien ZANAT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b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Cuccuredd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Con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uvill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L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P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Margueri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febvre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alérie Lefebv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Lef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rdes Sa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Lopez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iss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Klip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Louise Go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Hoff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Riccio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ig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erie Rouve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Ra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Hard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ssat</text:p>
          </table:table-cell>
          <table:table-cell office:value-type="string">
            <text:p>Frédér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Merc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ce Taver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érèse Chabanel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erville</text:p>
          </table:table-cell>
          <table:table-cell office:value-type="string">
            <text:p>Gabriel</text:p>
          </table:table-cell>
          <table:table-cell office:value-type="string">
            <text:p>Parti socialiste guyan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Thibault Lechat-Veg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Porth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uis-Carabin</text:p>
          </table:table-cell>
          <table:table-cell office:value-type="string">
            <text:p>Gabri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regory Manico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Ragu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rroux</text:p>
          </table:table-cell>
          <table:table-cell office:value-type="string">
            <text:p>Gaby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Fatima Bélaïdi</text:p>
          </table:table-cell>
          <table:table-cell office:value-type="string">
            <text:p>juin 2012</text:p>
          </table:table-cell>
          <table:table-cell office:value-type="string">
            <text:p>Assemblée (disposition groupe GDR pour commission des lois)</text:p>
          </table:table-cell>
          <table:table-cell office:value-type="string">
            <text:p>Non</text:p>
          </table:table-cell>
          <table:table-cell/>
          <table:table-cell office:value-type="string">
            <text:p>Gérard Frau</text:p>
          </table:table-cell>
          <table:table-cell office:value-type="string">
            <text:p>Août 2012 (mi-temps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Nathalie Lefebvre</text:p>
          </table:table-cell>
          <table:table-cell office:value-type="string">
            <text:p>Septembre 2015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Barreda-Lopez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ioraso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ussouf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Gi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bna Bouhriz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aillard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c-William Mill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Mo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sselin-Fleury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ain Gosseli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Sophie Led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xane Ba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vy</text:p>
          </table:table-cell>
          <table:table-cell office:value-type="string">
            <text:p>Genevièv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hilippe Pecastaing</text:p>
          </table:table-cell>
          <table:table-cell office:value-type="string">
            <text:p>1/11/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Boillot-Le Goffic</text:p>
          </table:table-cell>
          <table:table-cell office:value-type="string">
            <text:p>01/04/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Octave-Coulongeat</text:p>
          </table:table-cell>
          <table:table-cell office:value-type="string">
            <text:p>01/08/2007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u-Langevin</text:p>
          </table:table-cell>
          <table:table-cell office:value-type="string">
            <text:p>Geo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manuel Provin</text:p>
          </table:table-cell>
          <table:table-cell office:value-type="string">
            <text:p>octo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gaux Wagn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édéric Bourdeau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enech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Lad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Gentaz-Bambi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Vincend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inesta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deleine Ginesta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ichèle Hattenber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oubeuf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pt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Luc Fontal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Cap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e Touff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Vazei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rasse</text:p>
          </table:table-cell>
          <table:table-cell office:value-type="string">
            <text:p>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Christophe Pomme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F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i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uri Vig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erpion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nuel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Hélène Subt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art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Rouss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ebaoun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Tche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Raisseguie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iro</text:p>
          </table:table-cell>
          <table:table-cell office:value-type="string">
            <text:p>Germin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raziella Caron</text:p>
          </table:table-cell>
          <table:table-cell office:value-type="string">
            <text:p>juin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a Peir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Laurent Georges</text:p>
          </table:table-cell>
          <table:table-cell office:value-type="float" office:value="2005">
            <text:p>200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jamin DELRIEUX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llard</text:p>
          </table:table-cell>
          <table:table-cell office:value-type="string">
            <text:p>Gilbert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Anne-Marie Autard-Colard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ean-Richard Sulz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Cordes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e Bris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c Le Br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Gaël Le M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Dani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uvan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tine Barberousse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an Carbucci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lika Dermou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obert</text:p>
          </table:table-cell>
          <table:table-cell office:value-type="string">
            <text:p>Gild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nthony Leclerc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astien Brusaferro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nique Bass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rdouleix</text:p>
          </table:table-cell>
          <table:table-cell office:value-type="string">
            <text:p>Gilles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Thierry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Guillemo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Cas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ez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ne Leje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efè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oha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urton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Av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jemila Al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Broun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Joss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vary</text:p>
          </table:table-cell>
          <table:table-cell office:value-type="string">
            <text:p>Gill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nny Baccialone-Fores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aëtan Rouch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José Vautrin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Grèze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iémouret</text:p>
          </table:table-cell>
          <table:table-cell office:value-type="string">
            <text:p>Gis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Lacabanne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écilia Sanchez Lansad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dric Balech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uet</text:p>
          </table:table-cell>
          <table:table-cell office:value-type="string">
            <text:p>Guénhaë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armen Huet</text:p>
          </table:table-cell>
          <table:table-cell office:value-type="string">
            <text:p>janvier 2016</text:p>
          </table:table-cell>
          <table:table-cell office:value-type="string">
            <text:p>?</text:p>
          </table:table-cell>
          <table:table-cell office:value-type="string">
            <text:p>Belle-fille</text:p>
          </table:table-cell>
          <table:table-cell/>
          <table:table-cell office:value-type="string">
            <text:p>Jacques Gromellon</text:p>
          </table:table-cell>
          <table:table-cell table:number-columns-repeated="3" office:value-type="string">
            <text:p>?</text:p>
          </table:table-cell>
          <table:table-cell office:value-type="string">
            <text:p>Non</text:p>
          </table:table-cell>
          <table:table-cell office:value-type="string">
            <text:p>Dominique Gil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Elodie Tremble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hristiane Bazire-Sebir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Antoine Delauna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chelay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icolas GOARAN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lise Lebaud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hann Laine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evrollier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Laure De Tho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Desgrou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ue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Jo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arot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chel Méhaignerie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Cousine</text:p>
          </table:table-cell>
          <table:table-cell/>
          <table:table-cell office:value-type="string">
            <text:p>Pascale Cupif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Foucault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arrivé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Bourhi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Eli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Pires Coelh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gis Bou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d'Astorg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illia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imothée Laroch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a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Jon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Cost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mbefo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José Chass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Chapovaloff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Aurambou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Sim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Dupuis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cou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que MASSON</text:p>
          </table:table-cell>
          <table:table-cell office:value-type="float" office:value="2008">
            <text:p>200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tiha CHENIAL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ira CHARBENAGA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CAUVI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offroy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Gué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Geoffroy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Virginie Gom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eissier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Royer-Perreau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Nicolas Ghil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Fare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vine Bé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Lachau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uveau</text:p>
          </table:table-cell>
          <table:table-cell office:value-type="string">
            <text:p>Guy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aurent Geo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Cozic-Guillau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ovic Lantr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illard</text:p>
          </table:table-cell>
          <table:table-cell office:value-type="string">
            <text:p>Gwend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Derrian Chatard</text:p>
          </table:table-cell>
          <table:table-cell office:value-type="string">
            <text:p>juin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Larral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Morgane Le Maréchal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Emmanuelli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Gen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Escobar Ari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Clav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berto Rom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and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verine Dangoumau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aino</text:p>
          </table:table-cell>
          <table:table-cell office:value-type="string">
            <text:p>Henr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ane Miche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ael Vinc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ibrayel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ébastien Jibrayel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Kamel Tachougaf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abeth Giacomon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éron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Melchio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sselin Le Ga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ymard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Poig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Rol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rtense Lem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tra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ton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k Pall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eg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Va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rrine Hodencq-Sabard-Langl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ellois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organe Le Roux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Hugo Lamour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rage</text:p>
          </table:table-cell>
          <table:table-cell office:value-type="string">
            <text:p>Hug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ugues Fourag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nce Poul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 Laf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yriam Souam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llo</text:p>
          </table:table-cell>
          <table:table-cell office:value-type="string">
            <text:p>Huguette</text:p>
          </table:table-cell>
          <table:table-cell office:value-type="string">
            <text:p>Pour la Réunion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onia Chane K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Dor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lly Seraph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boubacar</text:p>
          </table:table-cell>
          <table:table-cell office:value-type="string">
            <text:p>Ibrah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rdine Ouss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hibou Hama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éva Dargaud-Tar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ttard</text:p>
          </table:table-cell>
          <table:table-cell office:value-type="string">
            <text:p>Isab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arah Albert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ric Toutain</text:p>
          </table:table-cell>
          <table:table-cell office:value-type="string">
            <text:p>1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Fremond</text:p>
          </table:table-cell>
          <table:table-cell office:value-type="string">
            <text:p>22 août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uneau</text:p>
          </table:table-cell>
          <table:table-cell office:value-type="string">
            <text:p>Isab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hierry Bes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anie Chapuis</text:p>
          </table:table-cell>
          <table:table-cell office:value-type="string">
            <text:p>?</text:p>
          </table:table-cell>
          <table:table-cell office:value-type="string">
            <text:p>Circonscription (30 %)</text:p>
          </table:table-cell>
          <table:table-cell office:value-type="string">
            <text:p>Non</text:p>
          </table:table-cell>
          <table:table-cell/>
          <table:table-cell office:value-type="string">
            <text:p>Eric Hervoue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Callennec</text:p>
          </table:table-cell>
          <table:table-cell office:value-type="string">
            <text:p>Isabe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stien Regnier</text:p>
          </table:table-cell>
          <table:table-cell office:value-type="string">
            <text:p>avril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Rou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Coudrais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aysse</text:p>
          </table:table-cell>
          <table:table-cell office:value-type="string">
            <text:p>Jacqueline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Gabriel Silberste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Kon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quet</text:p>
          </table:table-cell>
          <table:table-cell office:value-type="string">
            <text:p>Jacque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Lemai-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Oliv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Demandrill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mpard</text:p>
          </table:table-cell>
          <table:table-cell office:value-type="string">
            <text:p>Jacque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Guillaume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Yann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Charles de Mey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Cresta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Claire Cerv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os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Haff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lerie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gor Char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vina Maj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Gadon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ossowski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ierre-Henri Fourg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Ba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Tolokonnikoff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rabal</text:p>
          </table:table-cell>
          <table:table-cell office:value-type="string">
            <text:p>Jacques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Arnaud Batte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salie Bec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mblin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tine Lamblin</text:p>
          </table:table-cell>
          <table:table-cell office:value-type="string">
            <text:p>1er janvier 2013</text:p>
          </table:table-cell>
          <table:table-cell office:value-type="string">
            <text:p>Circonscription (temps partiel)</text:p>
          </table:table-cell>
          <table:table-cell office:value-type="string">
            <text:p>Epouse</text:p>
          </table:table-cell>
          <table:table-cell/>
          <table:table-cell office:value-type="string">
            <text:p>Bernard Genay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Andre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Wanda Weismeyer</text:p>
          </table:table-cell>
          <table:table-cell office:value-type="string">
            <text:p>?</text:p>
          </table:table-cell>
          <table:table-cell office:value-type="string">
            <text:p>Assemblée (30h/semain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y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dile Rey-Coqu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Gollnhof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Benham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éliss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Pierre Sag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lle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le Jacques Léon B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Vincen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alax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Roig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mond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Vanderchmitt</text:p>
          </table:table-cell>
          <table:table-cell office:value-type="string">
            <text:p>juillet 2012</text:p>
          </table:table-cell>
          <table:table-cell office:value-type="string">
            <text:p>Assemblée (mi-temps)</text:p>
          </table:table-cell>
          <table:table-cell office:value-type="string">
            <text:p>Non</text:p>
          </table:table-cell>
          <table:table-cell/>
          <table:table-cell office:value-type="string">
            <text:p>Jeanne Valax</text:p>
          </table:table-cell>
          <table:table-cell office:value-type="string">
            <text:p>septembre 2016</text:p>
          </table:table-cell>
          <table:table-cell office:value-type="string">
            <text:p>Assemblée (30h/semaine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énisti</text:p>
          </table:table-cell>
          <table:table-cell office:value-type="string">
            <text:p>Jacques 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Christine Benist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Peggy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eaureg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Moucho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lavan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i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R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Pailha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Gliozz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rellier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 Geairon-Toussaint</text:p>
          </table:table-cell>
          <table:table-cell office:value-type="string">
            <text:p>août 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Emmanuel Dessevres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Canteau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ssalle</text:p>
          </table:table-cell>
          <table:table-cell office:value-type="string">
            <text:p>Jean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ulie Geairon-Toussai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C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Emmanuel Dessèvr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una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e Verdier</text:p>
          </table:table-cell>
          <table:table-cell office:value-type="string">
            <text:p>1er 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gitte Escapoulade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Femme</text:p>
          </table:table-cell>
          <table:table-cell/>
          <table:table-cell office:value-type="string">
            <text:p>Marie Molina</text:p>
          </table:table-cell>
          <table:table-cell office:value-type="string">
            <text:p>1er octo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onetti</text:p>
          </table:table-cell>
          <table:table-cell office:value-type="string">
            <text:p>Je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Xavier Taquillain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uline Lopez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ence Angell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lody</text:p>
          </table:table-cell>
          <table:table-cell office:value-type="string">
            <text:p>Jean 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uline Lop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ge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Xavier Taquill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augourdeau</text:p>
          </table:table-cell>
          <table:table-cell office:value-type="string">
            <text:p>Jean-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èle No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Chasse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mbadélis</text:p>
          </table:table-cell>
          <table:table-cell office:value-type="string">
            <text:p>Jean-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Karine Gautr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lima Je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Masson</text:p>
          </table:table-cell>
          <table:table-cell office:value-type="float" office:value="2012">
            <text:p>2012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am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Diarra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omantin</text:p>
          </table:table-cell>
          <table:table-cell office:value-type="string">
            <text:p>Jean-Christophe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ugustin Ch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ine De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me Sevaist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Massis-Desmares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garde</text:p>
          </table:table-cell>
          <table:table-cell office:value-type="string">
            <text:p>Jean-Christoph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Guerin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Cheval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erz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main Champel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chet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ébastien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nia Gorj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'Hérouville-Le Tann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Lauverj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uisine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o Tran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Nicole Lejeune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Benoit</text:p>
          </table:table-cell>
          <table:table-cell office:value-type="string">
            <text:p>octo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udovic Balzeau</text:p>
          </table:table-cell>
          <table:table-cell office:value-type="string">
            <text:p>janv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uteau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élik Fourcade</text:p>
          </table:table-cell>
          <table:table-cell office:value-type="string">
            <text:p>1er 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bal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Maldz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Guidicelli Cabes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Cos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this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lgorzata Mathis-Mazurczak</text:p>
          </table:table-cell>
          <table:table-cell office:value-type="string">
            <text:p>avant 2007</text:p>
          </table:table-cell>
          <table:table-cell office:value-type="string">
            <text:p>Assemblée (temps partiel)</text:p>
          </table:table-cell>
          <table:table-cell office:value-type="string">
            <text:p>Belle-fille</text:p>
          </table:table-cell>
          <table:table-cell/>
          <table:table-cell office:value-type="string">
            <text:p>Anne Leboulanger-Mathis</text:p>
          </table:table-cell>
          <table:table-cell office:value-type="float" office:value="2002">
            <text:p>2002</text:p>
          </table:table-cell>
          <table:table-cell office:value-type="string">
            <text:p>Paris</text:p>
          </table:table-cell>
          <table:table-cell office:value-type="string">
            <text:p>Fille</text:p>
          </table:table-cell>
          <table:table-cell/>
          <table:table-cell office:value-type="string">
            <text:p>Jean-Charles Marass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Mignon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tty Dujar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reusev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erez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e FALCOU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anne Bill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Senegas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Baillauques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iot</text:p>
          </table:table-cell>
          <table:table-cell office:value-type="string">
            <text:p>Jean-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Olivier Salles</text:p>
          </table:table-cell>
          <table:table-cell office:value-type="string">
            <text:p>aoû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nina Jouffret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nny Cartoux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pé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adia Copé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Bay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de Feydeau de Saint-Christoph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amour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therine Ch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phée Roche-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ncel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Manc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atherine Bri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isson</text:p>
          </table:table-cell>
          <table:table-cell office:value-type="string">
            <text:p>Jean-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exia Milléqu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Levavass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Henri Jam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idey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ine Viéville</text:p>
          </table:table-cell>
          <table:table-cell office:value-type="string">
            <text:p>1 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oît Onambele</text:p>
          </table:table-cell>
          <table:table-cell office:value-type="string">
            <text:p>1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ian Humez</text:p>
          </table:table-cell>
          <table:table-cell office:value-type="string">
            <text:p>1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ndelier</text:p>
          </table:table-cell>
          <table:table-cell office:value-type="string">
            <text:p>Jean-Jacque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Véronique B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ggy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Vandekerckho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Wein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arles Schmid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ttel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ith Cott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édric Pruv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Flah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Delmo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llet</text:p>
          </table:table-cell>
          <table:table-cell office:value-type="string">
            <text:p>Jean-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 Peti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Roselyne Im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illes Garrigu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erge Russo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icou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ais Pa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ira Benhamid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rist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Le-Vour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gnès Li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Mign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stes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Rosalie Gingli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 Wauth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Web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Dryl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stans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Rang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Mil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ra Pailharey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velyne Gliozzo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on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a Merc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S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Balosso-Brun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occar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gnair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allien Gagnaire</text:p>
          </table:table-cell>
          <table:table-cell office:value-type="string">
            <text:p>?</text:p>
          </table:table-cell>
          <table:table-cell office:value-type="string">
            <text:p>Circonscription (4j par semaine)</text:p>
          </table:table-cell>
          <table:table-cell office:value-type="string">
            <text:p>Fils</text:p>
          </table:table-cell>
          <table:table-cell/>
          <table:table-cell office:value-type="string">
            <text:p>Jean Michel Mi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ixi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e Roy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mégas</text:p>
          </table:table-cell>
          <table:table-cell office:value-type="string">
            <text:p>Jean-Louis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Jérémie Iordanoff</text:p>
          </table:table-cell>
          <table:table-cell office:value-type="string">
            <text:p>juin 2012</text:p>
          </table:table-cell>
          <table:table-cell office:value-type="string">
            <text:p>Circonscription </text:p>
          </table:table-cell>
          <table:table-cell office:value-type="string">
            <text:p>Non</text:p>
          </table:table-cell>
          <table:table-cell/>
          <table:table-cell office:value-type="string">
            <text:p>Sabine Schliwanski</text:p>
          </table:table-cell>
          <table:table-cell office:value-type="float" office:value="2012">
            <text:p>2012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Monique Chaibi</text:p>
          </table:table-cell>
          <table:table-cell office:value-type="float" office:value="2012">
            <text:p>2012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Malina Roumegas</text:p>
          </table:table-cell>
          <table:table-cell office:value-type="string">
            <text:p>septembre2016</text:p>
          </table:table-cell>
          <table:table-cell office:value-type="string">
            <text:p>Circonscription (mi-temps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ourain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ylvie Tomassi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Pe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Verpil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obe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leunven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ela KLOAREG</text:p>
          </table:table-cell>
          <table:table-cell office:value-type="string">
            <text:p>17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viane Boulc'h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Meffre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urent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avid Dupré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tika El Bourimi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thur Blanchon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eitzer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rles-Emmanuel Reitzer</text:p>
          </table:table-cell>
          <table:table-cell office:value-type="string">
            <text:p>Janvier 2016 (précédemment de janvier 2013 à septembre 2015)</text:p>
          </table:table-cell>
          <table:table-cell office:value-type="string">
            <text:p>Circonscription + Assemblée</text:p>
          </table:table-cell>
          <table:table-cell office:value-type="string">
            <text:p>Fils</text:p>
          </table:table-cell>
          <table:table-cell/>
          <table:table-cell office:value-type="string">
            <text:p>Christiane Muller</text:p>
          </table:table-cell>
          <table:table-cell office:value-type="string">
            <text:p>février 200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Alexandra GUTZWILLER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èle Reitzer née Berger</text:p>
          </table:table-cell>
          <table:table-cell office:value-type="string">
            <text:p>février 2013</text:p>
          </table:table-cell>
          <table:table-cell office:value-type="string">
            <text:p>Circonscription (10h)</text:p>
          </table:table-cell>
          <table:table-cell office:value-type="string">
            <text:p>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Warsmann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onique DUJEANCOURT</text:p>
          </table:table-cell>
          <table:table-cell office:value-type="string">
            <text:p>16/6/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ne PREMAT épouse DUMAY </text:p>
          </table:table-cell>
          <table:table-cell office:value-type="string">
            <text:p>16/6/1997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hristine NOIRET épouse RICHET </text:p>
          </table:table-cell>
          <table:table-cell office:value-type="string">
            <text:p>2 novembre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FOURIL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NEYRENEUF épouse THIBIERGE</text:p>
          </table:table-cell>
          <table:table-cell office:value-type="string">
            <text:p>2007-2012 puis depuis le 31 août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ournel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Fru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Lecom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Terz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ermain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illaume MARBOTTE</text:p>
          </table:table-cell>
          <table:table-cell office:value-type="string">
            <text:p>17 nov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rash SAEIDI AKBARZADEH</text:p>
          </table:table-cell>
          <table:table-cell office:value-type="string">
            <text:p>1er janvier 2016 (jusqu'au 16 février 2017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ffara</text:p>
          </table:table-cell>
          <table:table-cell office:value-type="string">
            <text:p>Jean-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ane Bonv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ivine Ant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Desha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och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ermier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Jea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ermie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Laurent Bourgui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G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étart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anielle Davin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Baudin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Arthur Arl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inou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lément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antal Calend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uve</text:p>
          </table:table-cell>
          <table:table-cell office:value-type="string">
            <text:p>Jean-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dia Am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Gourge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Eve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Tavasci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llaumé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ade Gilles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dwige Em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elle Brouill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Bernard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pentier</text:p>
          </table:table-cell>
          <table:table-cell office:value-type="string">
            <text:p>Jean-N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François Bechi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as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ulet-Decler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lle</text:p>
          </table:table-cell>
          <table:table-cell office:value-type="string">
            <text:p>Jean-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urielle BONNET-LANGAGNE</text:p>
          </table:table-cell>
          <table:table-cell office:value-type="string">
            <text:p>2007 (80 %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rélie DUNOUAU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ul DEGRUELL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cq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Angla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ne Espina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tiana Blan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nteg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y Leroy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Boidin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son Paqu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guerite Culo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Rossler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table:number-columns-repeated="17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pré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gustin Na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uery-Waess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Con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uaiva</text:p>
          </table:table-cell>
          <table:table-cell office:value-type="string">
            <text:p>Jean-Paul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iluska Frogier</text:p>
          </table:table-cell>
          <table:table-cell table:number-columns-repeated="2" office:value-type="string">
            <text:p>?</text:p>
          </table:table-cell>
          <table:table-cell office:value-type="string">
            <text:p>Compagne</text:p>
          </table:table-cell>
          <table:table-cell/>
          <table:table-cell office:value-type="string">
            <text:p>Sylvie Bou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minia Marutaa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Nilor</text:p>
          </table:table-cell>
          <table:table-cell office:value-type="string">
            <text:p>Jean-Philippe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laudia Rav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éran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becca Roset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losser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gélique Lefeb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 Du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die Defeve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b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érôme Char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i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Dessimon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az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Prad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Gouss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üm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elson de Pessem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Haut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cool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Deb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Evera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Butt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nstance Vig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Sai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o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éronique Doo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érôme Azcara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ck Pericouche-Chat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ufau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e Denuault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ka Largurgue</text:p>
          </table:table-cell>
          <table:table-cell office:value-type="float" office:value="2001">
            <text:p>200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Emmanuelle Munier</text:p>
          </table:table-cell>
          <table:table-cell office:value-type="float" office:value="2004">
            <text:p>2004</text:p>
          </table:table-cell>
          <table:table-cell office:value-type="string">
            <text:p>Paris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Stéphane Cahe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uno Janot</text:p>
          </table:table-cell>
          <table:table-cell office:value-type="float" office:value="2011">
            <text:p>201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ran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e Garnier</text:p>
          </table:table-cell>
          <table:table-cell office:value-type="string">
            <text:p>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uthier Wilhem</text:p>
          </table:table-cell>
          <table:table-cell office:value-type="string">
            <text:p>juillet 199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enis Lieppe</text:p>
          </table:table-cell>
          <table:table-cell office:value-type="string">
            <text:p>octobre 2011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land Atlan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rges</text:p>
          </table:table-cell>
          <table:table-cell office:value-type="string">
            <text:p>Jean-Pierre</text:p>
          </table:table-cell>
          <table:table-cell office:value-type="string">
            <text:p>Non rattaché(s)</text:p>
          </table:table-cell>
          <table:table-cell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ella Gorg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lde Gorg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Vincent Gouache</text:p>
          </table:table-cell>
          <table:table-cell table:number-columns-repeated="2" office:value-type="string">
            <text:p>?</text:p>
          </table:table-cell>
          <table:table-cell table:number-columns-repeated="27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Le Roch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ionel Pi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Le Guellanf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Chauffaill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ggi</text:p>
          </table:table-cell>
          <table:table-cell office:value-type="string">
            <text:p>Jean-Pierr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aroline Generosi-Herpin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Flé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hdi-Thibaut Affes</text:p>
          </table:table-cell>
          <table:table-cell office:value-type="string">
            <text:p>mai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g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Andrée Mo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Ra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Roussange-Chaill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rbara Treutena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sac</text:p>
          </table:table-cell>
          <table:table-cell office:value-type="string">
            <text:p>Jean-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Androi</text:p>
          </table:table-cell>
          <table:table-cell office:value-type="string">
            <text:p>1er septembre 2007</text:p>
          </table:table-cell>
          <table:table-cell office:value-type="string">
            <text:p>Circonscription (80%)</text:p>
          </table:table-cell>
          <table:table-cell office:value-type="string">
            <text:p>Non</text:p>
          </table:table-cell>
          <table:table-cell/>
          <table:table-cell office:value-type="string">
            <text:p>Gilles Pondar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 Paugam</text:p>
          </table:table-cell>
          <table:table-cell office:value-type="string">
            <text:p>1er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Yves Geffroy</text:p>
          </table:table-cell>
          <table:table-cell office:value-type="string">
            <text:p>1er septembre 2007</text:p>
          </table:table-cell>
          <table:table-cell office:value-type="string">
            <text:p>Circonscription (20 %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alatte</text:p>
          </table:table-cell>
          <table:table-cell office:value-type="string">
            <text:p>Jean-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isse Descot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ialatt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nnie Ricourt-Giobbi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aulle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uriel Caullet-Vergè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uno Vil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eanne Labou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Bouillonnec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minique Barj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biba Amazza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Leri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Déau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Lopv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Creus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 P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Souvera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ié</text:p>
          </table:table-cell>
          <table:table-cell office:value-type="string">
            <text:p>Jeani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rmelle Cizeron</text:p>
          </table:table-cell>
          <table:table-cell office:value-type="string">
            <text:p>10 févr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aure Pargala</text:p>
          </table:table-cell>
          <table:table-cell office:value-type="string">
            <text:p>19 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Paulin</text:p>
          </table:table-cell>
          <table:table-cell office:value-type="string">
            <text:p>2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rtier</text:p>
          </table:table-cell>
          <table:table-cell office:value-type="string">
            <text:p>Jérô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stine Ducharne Vujic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Aïss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Ha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bert</text:p>
          </table:table-cell>
          <table:table-cell office:value-type="string">
            <text:p>Jérôme</text:p>
          </table:table-cell>
          <table:table-cell office:value-type="string">
            <text:p>Parti socialist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Hayet Lamber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ldine Jérô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Bourdier</text:p>
          </table:table-cell>
          <table:table-cell office:value-type="string">
            <text:p>?</text:p>
          </table:table-cell>
          <table:table-cell office:value-type="string">
            <text:p>? 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ueyo</text:p>
          </table:table-cell>
          <table:table-cell office:value-type="string">
            <text:p>Joaqu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ncent VAN DER LINDE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Thomas Le Biha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therine Gallerand</text:p>
          </table:table-cell>
          <table:table-cell office:value-type="string">
            <text:p>?</text:p>
          </table:table-cell>
          <table:table-cell office:value-type="string">
            <text:p>? (20h par mois)</text:p>
          </table:table-cell>
          <table:table-cell office:value-type="string">
            <text:p>Non</text:p>
          </table:table-cell>
          <table:table-cell/>
          <table:table-cell office:value-type="string">
            <text:p>Chantal Jourdan</text:p>
          </table:table-cell>
          <table:table-cell office:value-type="string">
            <text:p>?</text:p>
          </table:table-cell>
          <table:table-cell office:value-type="string">
            <text:p>? (38h par mois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Patricia Gautier</text:p>
          </table:table-cell>
          <table:table-cell office:value-type="string">
            <text:p>?</text:p>
          </table:table-cell>
          <table:table-cell office:value-type="string">
            <text:p>? (29h par mois)</text:p>
          </table:table-cell>
          <table:table-cell office:value-type="string">
            <text:p>Non</text:p>
          </table:table-cell>
          <table:table-cell/>
          <table:table-cell office:value-type="string">
            <text:p>Guilin</text:p>
          </table:table-cell>
          <table:table-cell office:value-type="string">
            <text:p>?</text:p>
          </table:table-cell>
          <table:table-cell office:value-type="string">
            <text:p>? (21,67h par mois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raud</text:p>
          </table:table-cell>
          <table:table-cell office:value-type="string">
            <text:p>J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laire Bouchet</text:p>
          </table:table-cell>
          <table:table-cell office:value-type="string">
            <text:p>sept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ysiane Lacaud</text:p>
          </table:table-cell>
          <table:table-cell office:value-type="string">
            <text:p>septembre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alérie Rossi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ly Soumare</text:p>
          </table:table-cell>
          <table:table-cell office:value-type="string">
            <text:p>Janvier 2005 (3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illier</text:p>
          </table:table-cell>
          <table:table-cell office:value-type="string">
            <text:p>J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ain Thia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Hug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uda Farh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Barruel-Bruss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huaitu</text:p>
          </table:table-cell>
          <table:table-cell office:value-type="string">
            <text:p>Jon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ddy Apuarii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iana Oopa</text:p>
          </table:table-cell>
          <table:table-cell office:value-type="string">
            <text:p>juillet 2012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Emélie Pahuiri</text:p>
          </table:table-cell>
          <table:table-cell office:value-type="string">
            <text:p>juillet 2013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Pascale Haiti</text:p>
          </table:table-cell>
          <table:table-cell office:value-type="string">
            <text:p>octobre 2014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Ivana Tihoni-Tahuiaitu</text:p>
          </table:table-cell>
          <table:table-cell office:value-type="string">
            <text:p>de novembre 2013 à janvier 2014, puis depuis juin 2014</text:p>
          </table:table-cell>
          <table:table-cell office:value-type="string">
            <text:p>Circonscription (33%)</text:p>
          </table:table-cell>
          <table:table-cell office:value-type="string">
            <text:p>Belle-sœur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ns</text:p>
          </table:table-cell>
          <table:table-cell office:value-type="string">
            <text:p>Jos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gali Ba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i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Hoa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ommaruga</text:p>
          </table:table-cell>
          <table:table-cell office:value-type="string">
            <text:p>Ju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oris Res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ène Jouangu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bert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Michel Caba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ecaud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Rackelboom-No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bert Tranch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reille Rich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ive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Moreau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ptiste Piekacz</text:p>
          </table:table-cell>
          <table:table-cell office:value-type="string">
            <text:p>mars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lentine Serino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Lessard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ael N'Zonzi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rif</text:p>
          </table:table-cell>
          <table:table-cell office:value-type="string">
            <text:p>Kad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ecile Bi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ierre Ang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 A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Vigu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rger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kaël Gui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 Alle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Legro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aniel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arlène Barb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in Lechat-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 Dur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ziane-Laroussi</text:p>
          </table:table-cell>
          <table:table-cell office:value-type="string">
            <text:p>Khei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Paup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Meil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Ra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esquida</text:p>
          </table:table-cell>
          <table:table-cell office:value-type="string">
            <text:p>Kléb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Couderc-Mone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Virenque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l Vignal (fille du député Patrick Vignal)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La Raudière</text:p>
          </table:table-cell>
          <table:table-cell office:value-type="string">
            <text:p>Lau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ubert de La Raudière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Virginie de Rain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Houdy-De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Hallou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Abeille</text:p>
          </table:table-cell>
          <table:table-cell office:value-type="string">
            <text:p>Laurenc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Zoé Puype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ne Ibba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smine Bouzenad</text:p>
          </table:table-cell>
          <table:table-cell office:value-type="string">
            <text:p>18 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rribagé</text:p>
          </table:table-cell>
          <table:table-cell office:value-type="string">
            <text:p>Lauren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ophe Calmann-Lé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Rault-Wi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lande Motil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nge Roussel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mont</text:p>
          </table:table-cell>
          <table:table-cell office:value-type="string">
            <text:p>Lau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Scognamig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Jardin-Pay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ael Dupu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rénice Victoire-Fé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mel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Guibard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ina Reig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Paisan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thala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ce Raulet-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a Moussaoui-Brahim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allaix</text:p>
          </table:table-cell>
          <table:table-cell office:value-type="string">
            <text:p>Laurent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Pauline Ledru</text:p>
          </table:table-cell>
          <table:table-cell office:value-type="string">
            <text:p>sept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afik Mokrane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Noël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urst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 Biehl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ège Heiligenstein</text:p>
          </table:table-cell>
          <table:table-cell office:value-type="string">
            <text:p>nov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c de la Fouchardière</text:p>
          </table:table-cell>
          <table:table-cell office:value-type="string">
            <text:p>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randguillaume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Petr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Albrech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Kalinowski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Christophe Ki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 Rosenkran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Doli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cangeli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lia Ser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liane Fad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Mondolo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Louis C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auquiez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yriam Vocan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Goud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Char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Sab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ane Reihania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urjade</text:p>
          </table:table-cell>
          <table:table-cell office:value-type="string">
            <text:p>Lind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Laura Bessièr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c Gauch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rdy</text:p>
          </table:table-cell>
          <table:table-cell office:value-type="string">
            <text:p>Lio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ie PROVENZA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Marie Bouchez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ce Lacourieux</text:p>
          </table:table-cell>
          <table:table-cell office:value-type="float" office:value="2013">
            <text:p>2013</text:p>
          </table:table-cell>
          <table:table-cell office:value-type="string">
            <text:p>Paris</text:p>
          </table:table-cell>
          <table:table-cell office:value-type="string">
            <text:p>Aucun</text:p>
          </table:table-cell>
          <table:table-cell/>
          <table:table-cell office:value-type="string">
            <text:p>Laurence Lamarch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uca</text:p>
          </table:table-cell>
          <table:table-cell office:value-type="string">
            <text:p>Lion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el U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 Zatta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Sal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Varg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Saur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lot</text:p>
          </table:table-cell>
          <table:table-cell office:value-type="string">
            <text:p>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 Beno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F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Emer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eline Karampourni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tel</text:p>
          </table:table-cell>
          <table:table-cell office:value-type="string">
            <text:p>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drien Guen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Bar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Rom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Par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Blo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Kolb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ne</text:p>
          </table:table-cell>
          <table:table-cell office:value-type="string">
            <text:p>Lu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oï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B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igu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Bourka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ousteau</text:p>
          </table:table-cell>
          <table:table-cell office:value-type="string">
            <text:p>Luc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got Le Morv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Nad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a Barbo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amp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auchy</text:p>
          </table:table-cell>
          <table:table-cell office:value-type="string">
            <text:p>Luc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elle Carl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Pierre Va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eresa Domin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ine Li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Morelle Hanry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ge</text:p>
          </table:table-cell>
          <table:table-cell office:value-type="string">
            <text:p>Main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France Duroc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Teriitaumih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Lallemant-Mo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La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tih</text:p>
          </table:table-cell>
          <table:table-cell office:value-type="string">
            <text:p>Male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oubna Méliane-Cail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ia Alver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fia Rafaï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lls</text:p>
          </table:table-cell>
          <table:table-cell office:value-type="string">
            <text:p>Manu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los Da Silv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tte Nut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lez</text:p>
          </table:table-cell>
          <table:table-cell office:value-type="string">
            <text:p>Marc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téphanie R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elbrou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rack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ancina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Mah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Comb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Asso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ua</text:p>
          </table:table-cell>
          <table:table-cell office:value-type="string">
            <text:p>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William Tissand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ucile Guiber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ffine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Harto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stine Rou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Houdemon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F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orentin Le Fu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Béatrice Boul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Sallier-Du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aubresse</text:p>
          </table:table-cell>
          <table:table-cell office:value-type="string">
            <text:p>Marc-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Astruc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andre Astruc</text:p>
          </table:table-cell>
          <table:table-cell table:number-columns-repeated="2" office:value-type="string">
            <text:p>?</text:p>
          </table:table-cell>
          <table:table-cell office:value-type="string">
            <text:p>Beau-fils</text:p>
          </table:table-cell>
          <table:table-cell table:number-columns-repeated="31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Bonnot</text:p>
          </table:table-cell>
          <table:table-cell office:value-type="string">
            <text:p>Marc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ha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rl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gemont</text:p>
          </table:table-cell>
          <table:table-cell office:value-type="string">
            <text:p>Marc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Ludovic Coulombel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Pierre-Yves Olliv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e-Joseph Fay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élène Roug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ois</text:p>
          </table:table-cell>
          <table:table-cell office:value-type="string">
            <text:p>Marian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Prieu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Françoise Fautrat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Hervé Bonnin</text:p>
          </table:table-cell>
          <table:table-cell office:value-type="string">
            <text:p>?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Vern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abin Jouqu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de Fov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Rou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Aul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écalde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de Const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F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Tar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pdelaine</text:p>
          </table:table-cell>
          <table:table-cell office:value-type="string">
            <text:p>Marie-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Mori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Ammirati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uhammed Tokmak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lotti</text:p>
          </table:table-cell>
          <table:table-cell office:value-type="string">
            <text:p>Marie-Ar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ierre Mo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Ammira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uhammed Tokmak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lloz</text:p>
          </table:table-cell>
          <table:table-cell office:value-type="string">
            <text:p>Marie-Christ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lodie LEYGNAT PAUTI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èle DORCHIES</text:p>
          </table:table-cell>
          <table:table-cell office:value-type="string">
            <text:p>octobre 2010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Sébastien Bonjour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chtel</text:p>
          </table:table-cell>
          <table:table-cell office:value-type="string">
            <text:p>Marie-Françoise</text:p>
          </table:table-cell>
          <table:table-cell office:value-type="string">
            <text:p>Parti radical de gauch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hèle Dorch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Ley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Bonjo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ynald Hottegind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lergeau</text:p>
          </table:table-cell>
          <table:table-cell office:value-type="string">
            <text:p>Marie-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lorence Clergeau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ffet</text:p>
          </table:table-cell>
          <table:table-cell office:value-type="string">
            <text:p>Marie-Georg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Olivier Cha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l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abre</text:p>
          </table:table-cell>
          <table:table-cell office:value-type="string">
            <text:p>Marie-Hélè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sabelle Monteil-Del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Di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Mala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Zimmermann</text:p>
          </table:table-cell>
          <table:table-cell office:value-type="string">
            <text:p>Marie-J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essica Bene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u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enry-Labo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land Zimmerman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essica Nor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ian Mellinger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aud</text:p>
          </table:table-cell>
          <table:table-cell office:value-type="string">
            <text:p>Marie-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anne Jeandidier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Pascaline Banchereau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Catherine Khamvongsa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Sœur</text:p>
          </table:table-cell>
          <table:table-cell/>
          <table:table-cell office:value-type="string">
            <text:p>Jérôme Petit</text:p>
          </table:table-cell>
          <table:table-cell office:value-type="string">
            <text:p>1er 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Marcel</text:p>
          </table:table-cell>
          <table:table-cell office:value-type="string">
            <text:p>Marie-Lo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Boullet-Lau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por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rt</text:p>
          </table:table-cell>
          <table:table-cell office:value-type="string">
            <text:p>Marie-Lou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ierre-Louis For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Dominique B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Al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ire Ba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ttistel</text:p>
          </table:table-cell>
          <table:table-cell office:value-type="string">
            <text:p>Marie-N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ouard Santais (fils de la députée Béatrice Santais)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adèg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i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an Ra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Arsenn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illé</text:p>
          </table:table-cell>
          <table:table-cell office:value-type="string">
            <text:p>Marie-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Co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Boisar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Roy</text:p>
          </table:table-cell>
          <table:table-cell office:value-type="string">
            <text:p>Marie-Thérè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lain Tang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on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ée Fil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aramanli</text:p>
          </table:table-cell>
          <table:table-cell office:value-type="string">
            <text:p>Mariet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Elsho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haton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Fro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enier</text:p>
          </table:table-cell>
          <table:table-cell office:value-type="string">
            <text:p>Ma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iulia C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Rebeu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Mat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Fazinc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échal-Le Pen</text:p>
          </table:table-cell>
          <table:table-cell office:value-type="string">
            <text:p>Marion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rnaud Haut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mi Ra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Lop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ddier</text:p>
          </table:table-cell>
          <table:table-cell office:value-type="string">
            <text:p>Marti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DELACQUIS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lphine Metz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Hamel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illon-Couvreur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Warnan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érôme Mo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angère Maland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Fleu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Bourcerea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e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Be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Lestringuez-Lecha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ignières-Cassou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Karine Feugas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ylvie Grépi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Laëtitia Redon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tinel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el Martinel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Desgu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orie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branchu</text:p>
          </table:table-cell>
          <table:table-cell office:value-type="string">
            <text:p>Mary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Garnier</text:p>
          </table:table-cell>
          <table:table-cell office:value-type="float" office:value="2004">
            <text:p>2004</text:p>
          </table:table-cell>
          <table:table-cell office:value-type="string">
            <text:p>Circonscription (3/5e)</text:p>
          </table:table-cell>
          <table:table-cell office:value-type="string">
            <text:p>Non</text:p>
          </table:table-cell>
          <table:table-cell/>
          <table:table-cell office:value-type="string">
            <text:p>Alban Le Roux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érald Sauvageot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Housset</text:p>
          </table:table-cell>
          <table:table-cell office:value-type="string">
            <text:p>mai 2016</text:p>
          </table:table-cell>
          <table:table-cell office:value-type="string">
            <text:p>Assemblée (1/7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notin</text:p>
          </table:table-cell>
          <table:table-cell office:value-type="string">
            <text:p>Mathie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drien De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e Cos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entin Dup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ivier</text:p>
          </table:table-cell>
          <table:table-cell office:value-type="string">
            <text:p>M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os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aradec-Per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zim Mekarbec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roy</text:p>
          </table:table-cell>
          <table:table-cell office:value-type="string">
            <text:p>Mauric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Jaklin Karb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all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Her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bib</text:p>
          </table:table-cell>
          <table:table-cell office:value-type="string">
            <text:p>Meyer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Myriam Lagar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Mirochesdj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na Coh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Aswa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sto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KLETHI</text:p>
          </table:table-cell>
          <table:table-cell office:value-type="string">
            <text:p>1 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KIRCHDORFER</text:p>
          </table:table-cell>
          <table:table-cell office:value-type="string">
            <text:p>1 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égory VAILLANT</text:p>
          </table:table-cell>
          <table:table-cell office:value-type="string">
            <text:p>4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Quentin MOLINIER</text:p>
          </table:table-cell>
          <table:table-cell office:value-type="string">
            <text:p>1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CHARLET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ançaix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Véronique Françaix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tte Fragn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za Fres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lham Allam-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da Toune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einrich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Pathou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urt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erbillo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Capitan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ari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ssindou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zic Loquet-Naë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Giglio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fai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Do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Pode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Meu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ine Dautrich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sag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ège Lang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Dubuet-Rou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Le M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d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iebgot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Desvignes</text:p>
          </table:table-cell>
          <table:table-cell office:value-type="string">
            <text:p>2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ébecca Neisse</text:p>
          </table:table-cell>
          <table:table-cell office:value-type="string">
            <text:p>1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ncetta Riggio</text:p>
          </table:table-cell>
          <table:table-cell office:value-type="string">
            <text:p>1 juillet 1997</text:p>
          </table:table-cell>
          <table:table-cell office:value-type="string">
            <text:p>Circonscription</text:p>
          </table:table-cell>
          <table:table-cell office:value-type="string">
            <text:p>Compagn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énard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ebre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Regent-Pennue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ocelyn B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lie Vrig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ajon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Fo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Vernhes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iron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ric Tou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Maryvonne Marti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ël-July Nahon</text:p>
          </table:table-cell>
          <table:table-cell office:value-type="string">
            <text:p>décem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ylvie Charr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uzol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ann Simbois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Laur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bourg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ordi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yacinte Fran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Sord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xime Beltzu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Couder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errot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Isabelle BORIE</text:p>
          </table:table-cell>
          <table:table-cell office:value-type="string">
            <text:p>septembre 199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k Furness</text:p>
          </table:table-cell>
          <table:table-cell office:value-type="string">
            <text:p>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rescence Toko</text:p>
          </table:table-cell>
          <table:table-cell office:value-type="string">
            <text:p>2012 (avec interruption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auzell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Georges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rien Vincentelli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gnier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Marchand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Maury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Tissier</text:p>
          </table:table-cell>
          <table:table-cell office:value-type="string">
            <text:p>novembre 2014</text:p>
          </table:table-cell>
          <table:table-cell office:value-type="string">
            <text:p>Assemblée (40%)</text:p>
          </table:table-cell>
          <table:table-cell office:value-type="string">
            <text:p>Non</text:p>
          </table:table-cell>
          <table:table-cell/>
          <table:table-cell office:value-type="string">
            <text:p>Martine Laporte</text:p>
          </table:table-cell>
          <table:table-cell office:value-type="string">
            <text:p>juillet 2012</text:p>
          </table:table-cell>
          <table:table-cell office:value-type="string">
            <text:p>Circonscription (20%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Joëlle Penot</text:p>
          </table:table-cell>
          <table:table-cell office:value-type="string">
            <text:p>mars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Cadran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oisi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-Luc Ors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ean Chanu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elly Sall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érard Du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Zumkeller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laire Ligie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etitia Guilber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omuald Roicomt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nneton</text:p>
          </table:table-cell>
          <table:table-cell office:value-type="string">
            <text:p>Michè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Jacques Toubha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Math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ey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Lehnebach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aunay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Anne MALGOUYRES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mma Laroch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cagne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ournier-Armand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David Fourn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Isam Ifghalla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Valérie Fran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H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barot</text:p>
          </table:table-cell>
          <table:table-cell office:value-type="string">
            <text:p>Michè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hilippe Tabarot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Frank Mezzaso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i Blard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arc Macar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Iborra</text:p>
          </table:table-cell>
          <table:table-cell office:value-type="string">
            <text:p>Monique</text:p>
          </table:table-cell>
          <table:table-cell office:value-type="string">
            <text:p>Non rattaché(s)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ophie Iborra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 Vanderchmit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Van de Ke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Tols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rphé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elinda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Béli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Jeanne C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edon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abin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rah CAQUINEAU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COND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nda LEMOIN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iphaine POTIRON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olutélé</text:p>
          </table:table-cell>
          <table:table-cell office:value-type="string">
            <text:p>Nap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Cas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Goepf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leneo Moefa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nelosa Kanimo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ppéré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n Clément-Di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a Bourc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banne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Tauz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inviell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erge Soulan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oufik Khali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Kosciusko-Morizet</text:p>
          </table:table-cell>
          <table:table-cell office:value-type="string">
            <text:p>Natha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Mar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Laurentjo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Lys-Sep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ieson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lara-Lou LAGARDE</text:p>
          </table:table-cell>
          <table:table-cell office:value-type="string">
            <text:p>avril 2016</text:p>
          </table:table-cell>
          <table:table-cell office:value-type="string">
            <text:p>Assemblée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Daniel SABAS</text:p>
          </table:table-cell>
          <table:table-cell office:value-type="string">
            <text:p>avril 2014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Isabelle Pagan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ger Coll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ys</text:p>
          </table:table-cell>
          <table:table-cell office:value-type="string">
            <text:p>Nicola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Paul Pel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Bel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Kosi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gor Salom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huicq</text:p>
          </table:table-cell>
          <table:table-cell office:value-type="string">
            <text:p>Nicol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therine Dhuicq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lémence Philip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ël Grosm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Nicola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upont-Aignan</text:p>
          </table:table-cell>
          <table:table-cell office:value-type="string">
            <text:p>Nicola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Valérie Dupont-Aigna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aëlle Me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ak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ansu</text:p>
          </table:table-cell>
          <table:table-cell office:value-type="string">
            <text:p>Nicola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Jean-Michel Guerineau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ounire Lya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Tiss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meline</text:p>
          </table:table-cell>
          <table:table-cell office:value-type="string">
            <text:p>Nico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Boiss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mère</text:p>
          </table:table-cell>
          <table:table-cell office:value-type="string">
            <text:p>Noël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François Cass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Farbi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Fabre-Nad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Julié-V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Le Ga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ugues</text:p>
          </table:table-cell>
          <table:table-cell office:value-type="string">
            <text:p>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tte Dermain</text:p>
          </table:table-cell>
          <table:table-cell office:value-type="string">
            <text:p>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dibert Troin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halie Gre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Buchsbau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atrice Poins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haussad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é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Remig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oeil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ssault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Pac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ylaine Capg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Chantep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Hack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gy Leg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Bernard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ssopt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ine Deygas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xime Sauvage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thieu Jouve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lorni</text:p>
          </table:table-cell>
          <table:table-cell office:value-type="string">
            <text:p>Olivier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Sébastien ARZALIER</text:p>
          </table:table-cell>
          <table:table-cell office:value-type="string">
            <text:p>1er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osta</text:p>
          </table:table-cell>
          <table:table-cell office:value-type="string">
            <text:p>1er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SAINTHERAND</text:p>
          </table:table-cell>
          <table:table-cell office:value-type="string">
            <text:p>1er 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e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ie Le Meur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Janiaud-Vergnaud</text:p>
          </table:table-cell>
          <table:table-cell office:value-type="string">
            <text:p>févr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leix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ud Dugourd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arignier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ence Henr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Renault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Zanetti</text:p>
          </table:table-cell>
          <table:table-cell office:value-type="string">
            <text:p>Paol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cen BOURNIN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BOROWSK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Alexandrine Brack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erki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bert Cuz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ine Bouabb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Regradj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uilhem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édéric Dup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H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naëlle Pouva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marth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Demarthe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Yasmina Gaham</text:p>
          </table:table-cell>
          <table:table-cell office:value-type="string">
            <text:p>octobre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Xavier Riffaudeau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pelin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ylvia Autissier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ugénie Friess-Popelin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/>
          <table:table-cell office:value-type="string">
            <text:p>Bernadette Piron-Renaul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errass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rginie de Sim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D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Gaud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Surr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y F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Verne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hévenot</text:p>
          </table:table-cell>
          <table:table-cell office:value-type="string">
            <text:p>Pasc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x Dar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en F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rozon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c Piriou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tiha Farah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Sulta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louka Hadj Mimoun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t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hu Minh Nguy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r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Ho Din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valho</text:p>
          </table:table-cell>
          <table:table-cell office:value-type="string">
            <text:p>Patric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ources ouvertes</text:p>
          </table:table-cell>
          <table:table-cell office:value-type="string">
            <text:p>Dominique Carvalho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acques Desmou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ssan Fasse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artin-Laland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icolas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Farida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Virginie Le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Vielf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Prat</text:p>
          </table:table-cell>
          <table:table-cell office:value-type="string">
            <text:p>Patric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urélien Barbé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ian De Vivo</text:p>
          </table:table-cell>
          <table:table-cell office:value-type="string">
            <text:p>sept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Pellier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chèr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aul Esnaul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ne Ducros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que Thomass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dam</text:p>
          </table:table-cell>
          <table:table-cell office:value-type="string">
            <text:p>Patrici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Sala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a Lo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Mani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y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x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Poi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Quistini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lkany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bna Flament</text:p>
          </table:table-cell>
          <table:table-cell office:value-type="string">
            <text:p>28 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ngrid Desmedt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och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mbroise SOLOMON</text:p>
          </table:table-cell>
          <table:table-cell office:value-type="string">
            <text:p><text:s/>1er mars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anette DIRASEOGLU</text:p>
          </table:table-cell>
          <table:table-cell office:value-type="string">
            <text:p>14 avril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OUNIOL</text:p>
          </table:table-cell>
          <table:table-cell office:value-type="string">
            <text:p>18 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mia ADGHAROUAMANE</text:p>
          </table:table-cell>
          <table:table-cell office:value-type="string">
            <text:p>1er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vedjian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andrine Le Morvan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ophie DEVEDJIAN</text:p>
          </table:table-cell>
          <table:table-cell office:value-type="string">
            <text:p>Novembre 1995 (hors périodes ministérielles)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Hetzel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Le Chenade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ozi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ief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Holderith-W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baune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lène Mour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éline Cro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P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Mar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breton</text:p>
          </table:table-cell>
          <table:table-cell office:value-type="string">
            <text:p>Patrick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Etienne Cheron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rice Lebon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masl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Aba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Del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dette Mas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oug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ennucci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égis Corréard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ssera Benmarnia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Valérie Bot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Osman Maachi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lier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enis Gabr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Bor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Oll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Philippe Bell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ignal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hilippe Ch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dila Ich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l Vigna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Weiten</text:p>
          </table:table-cell>
          <table:table-cell office:value-type="string">
            <text:p>Patrick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Laurette Sapin</text:p>
          </table:table-cell>
          <table:table-cell office:value-type="string">
            <text:p>1er 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Hurstel</text:p>
          </table:table-cell>
          <table:table-cell office:value-type="string">
            <text:p>1er juin 2016 (mi-temp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illes Adam</text:p>
          </table:table-cell>
          <table:table-cell office:value-type="string">
            <text:p>1er juin 2016 (25 %)</text:p>
          </table:table-cell>
          <table:table-cell office:value-type="string">
            <text:p>Circonscription + Assemblée (25 %)</text:p>
          </table:table-cell>
          <table:table-cell office:value-type="string">
            <text:p>Non</text:p>
          </table:table-cell>
          <table:table-cell/>
          <table:table-cell office:value-type="string">
            <text:p>Aurélie Weiten-Monelle</text:p>
          </table:table-cell>
          <table:table-cell office:value-type="string">
            <text:p>1er juin 2016 (25 %)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acobbi</text:p>
          </table:table-cell>
          <table:table-cell office:value-type="string">
            <text:p>Pau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Vanessa Fa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Vign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lac</text:p>
          </table:table-cell>
          <table:table-cell office:value-type="string">
            <text:p>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Nay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el Simon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len</text:p>
          </table:table-cell>
          <table:table-cell office:value-type="string">
            <text:p>Pau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role Fel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ho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Trembl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la Cecol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dery</text:p>
          </table:table-cell>
          <table:table-cell office:value-type="string">
            <text:p>Philip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Fou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Mazz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Gondouin-Hauste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dric Cost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han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Legr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bois-Lassè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a Paul-Zamou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ies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enaud FAUSSER</text:p>
          </table:table-cell>
          <table:table-cell office:value-type="string">
            <text:p>1er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Baptiste MATHIEU</text:p>
          </table:table-cell>
          <table:table-cell office:value-type="string">
            <text:p>7 janvier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LAGUTERE</text:p>
          </table:table-cell>
          <table:table-cell office:value-type="string">
            <text:p>20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iand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runo Lavill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ël Pel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Augi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chet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Coche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Eva Doressa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Then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ouc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bd El Hakim Hss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Mo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ek Scal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Noë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r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ves Marqu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ez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ro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lliot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Jérémy Haddad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Laure Laustriat</text:p>
          </table:table-cell>
          <table:table-cell office:value-type="string">
            <text:p>1er avril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isèle Dedie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Folliot</text:p>
          </table:table-cell>
          <table:table-cell office:value-type="string">
            <text:p>2003 (en cours de rupture conventionnelle)</text:p>
          </table:table-cell>
          <table:table-cell office:value-type="string">
            <text:p>Circonscription</text:p>
          </table:table-cell>
          <table:table-cell office:value-type="string">
            <text:p>Ex-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omes</text:p>
          </table:table-cell>
          <table:table-cell office:value-type="string">
            <text:p>Philippe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ston Wadrawan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sseli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Lemouss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Tourg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Fer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Denis-Dav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Leprevos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uj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Malass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Cabidoch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ouill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Lem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llanger-Fab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Rigal-Ansou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e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Paul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C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Cuv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Em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Taill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k Desmaric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randala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Ray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wenn Le Nay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laudie Le Bohec-Le Floc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Noëlle Debains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Julie Bréger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ti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ine Redolfi de 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Darrib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San Mart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eauch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unier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Os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nstan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celyne Breton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aill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ann Lowinsk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Hu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Cerv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auche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ine Bogossi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hamira Kas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Pequ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o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Noguès</text:p>
          </table:table-cell>
          <table:table-cell office:value-type="string">
            <text:p>Philipp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ymery Bo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rance Bousquin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our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liss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VEROT-BESNAULT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elle Lacost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Verra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gier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 Hono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rcédès Leg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Bran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nstan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bel-Marie Soullie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tel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role Vite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hierry Camp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Gom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artin</text:p>
          </table:table-cell>
          <table:table-cell office:value-type="string">
            <text:p>Philippe Arm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icolas Darg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ylagas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hilippe KERAUFFRET</text:p>
          </table:table-cell>
          <table:table-cell office:value-type="string">
            <text:p>1er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ll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imitri MATKOWSKI</text:p>
          </table:table-cell>
          <table:table-cell office:value-type="string">
            <text:p>1er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llouch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thieu Robique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nathan Alessio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quill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ndice Lequill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Julien Ay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Charu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orang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Messœ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Lhuil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N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Vachet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table:number-columns-repeated="4" office:value-type="string">
            <text:p><text:s/>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orel-A-L'Huissi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François Vi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Rous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Wa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Escud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ic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May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Bonhomme épouse Romie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beaud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rthélémy BOUDO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énédicte BESCHER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aziella DECORPS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uet</text:p>
          </table:table-cell>
          <table:table-cell office:value-type="string">
            <text:p>Pierre-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ick Muet</text:p>
          </table:table-cell>
          <table:table-cell office:value-type="string">
            <text:p>septembre 2013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Gwenaëlle Bett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Waldteufel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Borgn'</text:p>
          </table:table-cell>
          <table:table-cell office:value-type="string">
            <text:p>Pierre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yril Mallet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echâtr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rothée Bella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mirshahi</text:p>
          </table:table-cell>
          <table:table-cell office:value-type="string">
            <text:p>Pouria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na Mélin</text:p>
          </table:table-cell>
          <table:table-cell office:value-type="string">
            <text:p>juin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Soulary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ssia Hebbache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ammadi</text:p>
          </table:table-cell>
          <table:table-cell office:value-type="string">
            <text:p>Razz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oveda Abb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ol Yola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véda</text:p>
          </table:table-cell>
          <table:table-cell office:value-type="string">
            <text:p>Rég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Damotte-Martinov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rik Laou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Vinç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uanico</text:p>
          </table:table-cell>
          <table:table-cell office:value-type="string">
            <text:p>Rég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LOMB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s JOASSARD </text:p>
          </table:table-cell>
          <table:table-cell office:value-type="string">
            <text:p>juin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DUMESTRE</text:p>
          </table:table-cell>
          <table:table-cell office:value-type="string">
            <text:p>déc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ick COURBON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atte</text:p>
          </table:table-cell>
          <table:table-cell office:value-type="string">
            <text:p>Rém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ntal Delatt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Claire Gaucha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e Cheva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rien Huguet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DODE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 (bénévole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auvros</text:p>
          </table:table-cell>
          <table:table-cell office:value-type="string">
            <text:p>Rém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imon De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hlem Meg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e Roug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ntfo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uquelin</text:p>
          </table:table-cell>
          <table:table-cell office:value-type="string">
            <text:p>Re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dhia Desbrosses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Bernard Tante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c Cachard</text:p>
          </table:table-cell>
          <table:table-cell office:value-type="float" office:value="2016">
            <text:p>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sière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le Mary</text:p>
          </table:table-cell>
          <table:table-cell office:value-type="float" office:value="1997">
            <text:p>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érif Lahouali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ncent Paquet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Ludwig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quet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Jean-Marc Bourj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Rouque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Emilien Charpan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errand</text:p>
          </table:table-cell>
          <table:table-cell office:value-type="string">
            <text:p>Rich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 Le Boulanger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izic Kerbrat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oel Cumunel</text:p>
          </table:table-cell>
          <table:table-cell office:value-type="string">
            <text:p>octo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ive</text:p>
          </table:table-cell>
          <table:table-cell office:value-type="string">
            <text:p>Ro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dith Hazan</text:p>
          </table:table-cell>
          <table:table-cell office:value-type="string">
            <text:p>mai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Fourès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Joëlle Rumeau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Noguès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chwartzenberg</text:p>
          </table:table-cell>
          <table:table-cell office:value-type="string">
            <text:p>Roger-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Poiret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las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lodie Jaunea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Guillo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homas Borel</text:p>
          </table:table-cell>
          <table:table-cell office:value-type="string">
            <text:p>août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oron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vien Delo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Tirmar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djia Ao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lles</text:p>
          </table:table-cell>
          <table:table-cell office:value-type="string">
            <text:p>Rudy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Barbosa</text:p>
          </table:table-cell>
          <table:table-cell office:value-type="string">
            <text:p>1 novembre 2009</text:p>
          </table:table-cell>
          <table:table-cell office:value-type="string">
            <text:p>Circonscription</text:p>
          </table:table-cell>
          <table:table-cell office:value-type="string">
            <text:p>Gendre</text:p>
          </table:table-cell>
          <table:table-cell/>
          <table:table-cell office:value-type="string">
            <text:p>Raja Maoua</text:p>
          </table:table-cell>
          <table:table-cell office:value-type="string">
            <text:p>3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Diez</text:p>
          </table:table-cell>
          <table:table-cell office:value-type="string">
            <text:p>12 avril 199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e Salles</text:p>
          </table:table-cell>
          <table:table-cell office:value-type="string">
            <text:p>1 septembre 1995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Buis</text:p>
          </table:table-cell>
          <table:table-cell office:value-type="string">
            <text:p>Sab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mmanuel Passeri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ouc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Houe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oucet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c Bonneau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mille Ghislaine Marie Vieira-Lenen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zetier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gnès Lakits</text:p>
          </table:table-cell>
          <table:table-cell office:value-type="string">
            <text:p>janvier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Merigaud</text:p>
          </table:table-cell>
          <table:table-cell office:value-type="string">
            <text:p>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ise Debruyn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drey Emery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ick Paris</text:p>
          </table:table-cell>
          <table:table-cell office:value-type="string">
            <text:p>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ndolfi-Scheit</text:p>
          </table:table-cell>
          <table:table-cell office:value-type="string">
            <text:p>Sauveu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Laure Gandolfi-Schei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Yannick Camp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a Ross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naj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Scieux-Azém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dith Ha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Na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Laden-Salust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yghe</text:p>
          </table:table-cell>
          <table:table-cell office:value-type="string">
            <text:p>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lément DELPLANQUE</text:p>
          </table:table-cell>
          <table:table-cell office:value-type="string">
            <text:p>février 2009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VAN TICHELEN</text:p>
          </table:table-cell>
          <table:table-cell office:value-type="string">
            <text:p>février 200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NERSIER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etrasant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lexis Gueri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Galère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dy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Coifard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Fribault</text:p>
          </table:table-cell>
          <table:table-cell office:value-type="string">
            <text:p>15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rouard</text:p>
          </table:table-cell>
          <table:table-cell office:value-type="string">
            <text:p>Ser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rouard-Lejeune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Ex-épouse (depuis 2014)</text:p>
          </table:table-cell>
          <table:table-cell/>
          <table:table-cell office:value-type="string">
            <text:p>Danièle VAUDOUR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ystel DE FILIPPI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Janquin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drée Vaub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udyne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Dujard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tchimy</text:p>
          </table:table-cell>
          <table:table-cell office:value-type="string">
            <text:p>Serge</text:p>
          </table:table-cell>
          <table:table-cell office:value-type="string">
            <text:p>Parti progressiste martiniqu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illy Beauv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Michèle Appoline-Darsiè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Cord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Del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milie Léa Marion Coll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ronado</text:p>
          </table:table-cell>
          <table:table-cell office:value-type="string">
            <text:p>Sergio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Ricardo Coronado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Rusen Aytac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agoma</text:p>
          </table:table-cell>
          <table:table-cell office:value-type="string">
            <text:p>Seyba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ssica Assem</text:p>
          </table:table-cell>
          <table:table-cell office:value-type="string">
            <text:p>novembre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aï Gahmi</text:p>
          </table:table-cell>
          <table:table-cell office:value-type="string">
            <text:p>octo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gherita Caron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garde</text:p>
          </table:table-cell>
          <table:table-cell office:value-type="string">
            <text:p>Soni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ise Diel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ion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Zirnhe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o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Bergoe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athuille-Nicoll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rrante</text:p>
          </table:table-cell>
          <table:table-cell office:value-type="string">
            <text:p>Soph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ristan Boursico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rone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toine Brandalac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hfritsch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Olivier Ecker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e Matt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lla Ceriani</text:p>
          </table:table-cell>
          <table:table-cell office:value-type="string">
            <text:p>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laireaux</text:p>
          </table:table-cell>
          <table:table-cell office:value-type="string">
            <text:p>Stéphane</text:p>
          </table:table-cell>
          <table:table-cell office:value-type="string">
            <text:p>Cap sur l'avenir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Matthew Reardon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Fouchard-Borthaire</text:p>
          </table:table-cell>
          <table:table-cell office:value-type="string">
            <text:p>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Annick Vigneau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ïté Légasse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milly</text:p>
          </table:table-cell>
          <table:table-cell office:value-type="string">
            <text:p>Stéphan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COLOMBEL</text:p>
          </table:table-cell>
          <table:table-cell office:value-type="string">
            <text:p>mai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ntal COELHO</text:p>
          </table:table-cell>
          <table:table-cell office:value-type="string">
            <text:p>mai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Sophie Herlin</text:p>
          </table:table-cell>
          <table:table-cell office:value-type="string">
            <text:p>déc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int-André</text:p>
          </table:table-cell>
          <table:table-cell office:value-type="string">
            <text:p>Stépha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Valérie Garc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Lap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elencr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andre Jakobczyk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ravert</text:p>
          </table:table-cell>
          <table:table-cell office:value-type="string">
            <text:p>Stéph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Né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élie Le Flo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God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rnod Beaudon</text:p>
          </table:table-cell>
          <table:table-cell office:value-type="string">
            <text:p>Stépha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Bau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Batillat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allard</text:p>
          </table:table-cell>
          <table:table-cell office:value-type="string">
            <text:p>Suz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elie Arain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Verm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Tarie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aël Balo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rrios</text:p>
          </table:table-cell>
          <table:table-cell office:value-type="string">
            <text:p>Sylv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rnaud Ve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dier Le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nel</text:p>
          </table:table-cell>
          <table:table-cell office:value-type="string">
            <text:p>Sylvi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Roq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Rouje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aul Terre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aux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milie Dutoy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Richi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lteau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tthieu Boisd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Chevoll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Ibarr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lémence Bonn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olmont</text:p>
          </table:table-cell>
          <table:table-cell office:value-type="string">
            <text:p>Sylv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LEPOURREAU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BELLIER-TOULOUZOU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sile REY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noit</text:p>
          </table:table-cell>
          <table:table-cell office:value-type="string">
            <text:p>Thierry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Deroyer</text:p>
          </table:table-cell>
          <table:table-cell office:value-type="string">
            <text:p>1 octobre 20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thur Le Ber</text:p>
          </table:table-cell>
          <table:table-cell office:value-type="string">
            <text:p>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eline Biard</text:p>
          </table:table-cell>
          <table:table-cell office:value-type="string">
            <text:p>1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zaro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Ciet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Desou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èlène Quatreboeuf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ani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uil</text:p>
          </table:table-cell>
          <table:table-cell office:value-type="string">
            <text:p>juin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katerina Jego Velichko</text:p>
          </table:table-cell>
          <table:table-cell office:value-type="string">
            <text:p>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ert</text:p>
          </table:table-cell>
          <table:table-cell office:value-type="string">
            <text:p>Thierry</text:p>
          </table:table-cell>
          <table:table-cell office:value-type="string">
            <text:p>La politique autrement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Ronald Rober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Cousin</text:p>
          </table:table-cell>
          <table:table-cell/>
          <table:table-cell office:value-type="string">
            <text:p>Sylvie Voltigeant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évin Thuillier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Valad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olère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Karine Sol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eu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e Jerphan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t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hévenoud</text:p>
          </table:table-cell>
          <table:table-cell office:value-type="string">
            <text:p>Thomas</text:p>
          </table:table-cell>
          <table:table-cell office:value-type="string">
            <text:p>Parti radical de gauch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ziz El Guerrab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Bornes-Krivopissk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e Pr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Carneir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yer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ire Carlo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Gond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ence Jo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re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on Gast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vid Piant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rneyron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Amant</text:p>
          </table:table-cell>
          <table:table-cell office:value-type="string">
            <text:p>1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Kader Chekhemani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David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croute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Juan-Ju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Auj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-Erwann Gast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abault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mille Pouponneau</text:p>
          </table:table-cell>
          <table:table-cell office:value-type="string">
            <text:p>1 avril 2014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Quentin Coignus</text:p>
          </table:table-cell>
          <table:table-cell office:value-type="string">
            <text:p>15 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on Mitschler</text:p>
          </table:table-cell>
          <table:table-cell office:value-type="string">
            <text:p>15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trand Legros</text:p>
          </table:table-cell>
          <table:table-cell office:value-type="string">
            <text:p>17 septembre 2015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Cécile Terrancle</text:p>
          </table:table-cell>
          <table:table-cell office:value-type="string">
            <text:p>1er juin 2016</text:p>
          </table:table-cell>
          <table:table-cell office:value-type="string">
            <text:p>Assemblée (au titre de la fonction de rapporteure générale du budget)</text:p>
          </table:table-cell>
          <table:table-cell office:value-type="string">
            <text:p>Non</text:p>
          </table:table-cell>
          <table:table-cell/>
          <table:table-cell office:value-type="string">
            <text:p>Noémie Deguara</text:p>
          </table:table-cell>
          <table:table-cell office:value-type="string">
            <text:p>17 mai 2016</text:p>
          </table:table-cell>
          <table:table-cell office:value-type="string">
            <text:p>Circonscription (au titre de la fonction de rapporteure générale du budget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sse</text:p>
          </table:table-cell>
          <table:table-cell office:value-type="string">
            <text:p>Véronique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mandine BINCTI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HOG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 VAL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xel DUCHAMP</text:p>
          </table:table-cell>
          <table:table-cell office:value-type="float" office:value="2016">
            <text:p>2016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Quentin LIMOUZIN</text:p>
          </table:table-cell>
          <table:table-cell office:value-type="string">
            <text:p>2016 <text:s/>(également employé de 2013 à 2014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uwagie</text:p>
          </table:table-cell>
          <table:table-cell office:value-type="string">
            <text:p>Véro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incent Beauv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Fe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oh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ssonneau</text:p>
          </table:table-cell>
          <table:table-cell office:value-type="string">
            <text:p>Vér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de la Souchère</text:p>
          </table:table-cell>
          <table:table-cell office:value-type="string">
            <text:p>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ictor Choisy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Ferreira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urel</text:p>
          </table:table-cell>
          <table:table-cell office:value-type="string">
            <text:p>Victor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co Ipparriga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Julien-Emmanuel-L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urroni</text:p>
          </table:table-cell>
          <table:table-cell office:value-type="string">
            <text:p>Vinc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èle Burro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Nathalie Bous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edoux</text:p>
          </table:table-cell>
          <table:table-cell office:value-type="string">
            <text:p>Vinc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 VERHEECKEN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halidou KEBE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Olga FERNANDES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by-Muller</text:p>
          </table:table-cell>
          <table:table-cell office:value-type="string">
            <text:p>Virgi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isa Rousse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inda Gonzalez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cia Ro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Dissez</text:p>
          </table:table-cell>
          <table:table-cell office:value-type="string">
            <text:p>Vi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ves Ham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Le Tourneu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atiana Paulange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as</text:p>
          </table:table-cell>
          <table:table-cell office:value-type="string">
            <text:p>Willia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Calaz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 Hao T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Fab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eton</text:p>
          </table:table-cell>
          <table:table-cell office:value-type="string">
            <text:p>Xa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Hélène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Marie Gi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u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rochan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pe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Da Cunh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Wo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Lelo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reb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 Campagn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lu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assila 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re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Gauth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vennec</text:p>
          </table:table-cell>
          <table:table-cell office:value-type="string">
            <text:p>Yanni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le Bouta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Oz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ïse Kam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reau</text:p>
          </table:table-cell>
          <table:table-cell office:value-type="string">
            <text:p>Yann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Aida Moreau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onzague de Chanter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i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Ri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le Legoux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rigance</text:p>
          </table:table-cell>
          <table:table-cell office:value-type="string">
            <text:p>Y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ine Schwar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eri Dr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Triganc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Albarello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Dub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nnanea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Léd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ger Pécou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ein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Sa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Obrech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Tarchou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dreddine Boujda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ensi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éphanie Barthélé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e Va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Su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niel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ule Raitièr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inda Lemoine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Castelin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Pineau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rand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ric Van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u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Goh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laude F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l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Mi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Boi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Ga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rmain Stoldi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Mequin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omi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Re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et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e la Motte de Broons de Vauv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asdoué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na Cha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en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Jégo</text:p>
          </table:table-cell>
          <table:table-cell office:value-type="string">
            <text:p>Yve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Romain BERTRAND</text:p>
          </table:table-cell>
          <table:table-cell office:value-type="string">
            <text:p>mars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imon ESTEVE</text:p>
          </table:table-cell>
          <table:table-cell office:value-type="string">
            <text:p>août 2016</text:p>
          </table:table-cell>
          <table:table-cell office:value-type="string">
            <text:p>Circonscription (12,7h)</text:p>
          </table:table-cell>
          <table:table-cell office:value-type="string">
            <text:p>Non</text:p>
          </table:table-cell>
          <table:table-cell/>
          <table:table-cell office:value-type="string">
            <text:p>Florent GUILLEMAIN HOCHE</text:p>
          </table:table-cell>
          <table:table-cell office:value-type="string">
            <text:p>Octobre 2016 (10,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-Katrin JEGO</text:p>
          </table:table-cell>
          <table:table-cell office:value-type="string">
            <text:p>Août 2009 (26,25h)</text:p>
          </table:table-cell>
          <table:table-cell office:value-type="string">
            <text:p>Assemblée</text:p>
          </table:table-cell>
          <table:table-cell office:value-type="string">
            <text:p>Femme</text:p>
          </table:table-cell>
          <table:table-cell/>
          <table:table-cell office:value-type="string">
            <text:p>Emilia ROQUE</text:p>
          </table:table-cell>
          <table:table-cell office:value-type="string">
            <text:p>Février 2013 (8,7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Nicoli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hislaine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utorb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 Castell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d'Hallew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Duran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15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5:04:38.17</dc:date>
    <dc:creator>Maxime Vaudano</dc:creator>
    <meta:generator>OpenOffice/4.1.1$Win32 OpenOffice.org_project/411m6$Build-9775</meta:generator>
    <meta:editing-duration>PT6M14S</meta:editing-duration>
    <meta:editing-cycles>3</meta:editing-cycles>
    <meta:document-statistic meta:table-count="2" meta:cell-count="12618" meta:object-count="0"/>
  </office:meta>
</office:document-meta>
</file>